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8.20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3" style:family="graphic" style:parent-style-name="standard">
      <style:graphic-properties draw:stroke="none" draw:fill="gradient" draw:fill-color="#ff0000" draw:fill-gradient-name="Cercle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2.68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996633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6633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0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747cm"/>
      <style:paragraph-properties style:writing-mode="lr-tb"/>
    </style:style>
    <style:style style:name="gr11" style:family="graphic" style:parent-style-name="standard">
      <style:graphic-properties svg:stroke-width="0.1cm" svg:stroke-color="#ff0000" draw:marker-start="Arrow" draw:marker-start-width="0.45cm" draw:marker-end="Arrow" draw:marker-end-width="0.45cm" draw:fill-color="#66006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ff" draw:marker-start="Arrow" draw:marker-start-width="0.45cm" draw:marker-end="Arrow" draw:marker-end-width="0.45cm" draw:fill-color="#66006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26cm"/>
      <style:paragraph-properties style:writing-mode="lr-tb"/>
    </style:style>
    <style:style style:name="gr14" style:family="graphic" style:parent-style-name="standard">
      <style:graphic-properties svg:stroke-width="0.1cm" svg:stroke-color="#0000ff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ff" draw:fill="none" draw:fill-color="#ffffff" fo:min-height="2.68cm"/>
      <style:paragraph-properties style:writing-mode="lr-tb"/>
    </style:style>
    <style:style style:name="gr16" style:family="graphic" style:parent-style-name="standard">
      <style:graphic-properties draw:stroke="none" draw:stroke-dash="Line_20_with_20_Fine_20_Dots" svg:stroke-color="#ff0000" draw:marker-start="" draw:marker-start-width="0.4cm" draw:marker-end="" draw:marker-end-width="0.4cm"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svg:stroke-color="#ff0000" draw:marker-end="Arrow" draw:marker-end-width="0.45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true" fo:max-height="0cm" fo:min-height="1.026cm" fo:min-width="1.48cm" fo:padding-top="0.05cm" fo:padding-bottom="0cm" fo:padding-left="0.05cm" fo:padding-right="0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true" fo:max-height="0cm" fo:min-height="1.026cm" fo:min-width="1.48cm" fo:padding-top="0.05cm" fo:padding-bottom="0cm" fo:padding-left="0.05cm" fo:padding-right="0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051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font-size="14.8999996185303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gradient" draw:fill-color="#ff0000" draw:fill-gradient-name="Cercle"/>
      <style:paragraph-properties fo:text-align="center"/>
    </style:style>
    <style:style style:name="P5" style:family="paragraph"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fo:font-size="26pt" fo:font-style="normal"/>
    </style:style>
    <style:style style:name="P7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8" style:family="paragraph">
      <loext:graphic-properties draw:fill="solid" draw:fill-color="#996633"/>
      <style:paragraph-properties fo:text-align="center"/>
    </style:style>
    <style:style style:name="P9" style:family="paragraph">
      <loext:graphic-properties draw:fill="solid" draw:fill-color="#663300"/>
      <style:paragraph-properties fo:text-align="center"/>
    </style:style>
    <style:style style:name="P10" style:family="paragraph">
      <loext:graphic-properties draw:fill-color="#660066" draw:fill-image-width="0cm" draw:fill-image-height="0cm"/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 draw:fill-color="#ffffff" draw:fill-image-width="0cm" draw:fill-image-height="0cm"/>
      <style:paragraph-properties fo:margin-left="0cm" fo:margin-right="0cm" fo:text-align="center" fo:text-indent="0cm" style:writing-mode="lr-tb"/>
      <style:text-properties fo:color="#ff0000" loext:opacity="100%" fo:font-size="26pt"/>
    </style:style>
    <style:style style:name="P13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0000ff" loext:opacity="100%" fo:font-size="26pt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/>
      <style:text-properties fo:color="#0000ff" loext:opacity="100%" fo:font-size="26pt" fo:font-style="normal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 draw:fill-image-width="0cm" draw:fill-image-height="0cm"/>
      <style:paragraph-properties fo:margin-left="0cm" fo:margin-right="0cm" fo:text-align="center" fo:text-indent="0cm" style:writing-mode="lr-tb"/>
      <style:text-properties fo:color="#ff0000" loext:opacity="100%" fo:font-size="26pt"/>
    </style:style>
    <style:style style:name="T1" style:family="text">
      <style:text-properties fo:font-size="26pt"/>
    </style:style>
    <style:style style:name="T2" style:family="text">
      <style:text-properties fo:font-size="26pt" fo:font-style="normal"/>
    </style:style>
    <style:style style:name="T3" style:family="text">
      <style:text-properties fo:color="#ff0000" loext:opacity="100%" fo:font-size="26pt"/>
    </style:style>
    <style:style style:name="T4" style:family="text">
      <style:text-properties fo:color="#0000ff" loext:opacity="100%" fo:font-size="26pt"/>
    </style:style>
    <style:style style:name="T5" style:family="text">
      <style:text-properties fo:color="#0000ff" loext:opacity="100%" fo:font-size="26pt" fo:font-style="normal"/>
    </style:style>
    <style:style style:name="T6" style:family="text">
      <style:text-properties fo:color="#ff0000" loext:opacity="100%" style:font-name="Arial1" fo:font-size="26pt" style:font-name-asian="Arial1" style:font-name-complex="Arial1"/>
    </style:style>
    <style:style style:name="T7" style:family="text">
      <style:text-properties style:use-window-font-color="true" loext:opacity="0%" style:font-name="Arial1" fo:font-size="26pt" style:font-name-asian="Arial1" style:font-name-complex="Arial1"/>
    </style:style>
    <style:style style:name="T8" style:family="text">
      <style:text-properties fo:color="#0000ff" loext:opacity="100%" style:font-name="Arial1" fo:font-size="26pt" style:font-name-asian="Arial1" style:font-name-complex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1">
        <office:forms form:automatic-focus="false" form:apply-design-mode="false"/>
        <draw:frame draw:style-name="gr1" draw:text-style-name="P2" draw:layer="layout" svg:width="13.3cm" svg:height="8.451cm" svg:x="11.7cm" svg:y="1.74cm">
          <draw:text-box>
            <text:p text:style-name="P1"><text:span text:style-name="T1">Découpons le disque ci-contre en triangles identique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g>
          <draw:polygon draw:style-name="gr2" draw:text-style-name="P3" draw:layer="layout" svg:width="24.999cm" svg:height="8.518cm" svg:x="1.5cm" svg:y="1.74cm" svg:viewBox="0 0 25000 8519" draw:points="0,0 0,0 25000,0 25000,8519 0,8519">
            <text:p/>
          </draw:polygon>
          <draw:path draw:style-name="gr3" draw:text-style-name="P4" draw:layer="layout" svg:width="8.098cm" svg:height="8.088cm" svg:x="1.716cm" svg:y="1.929cm" svg:viewBox="0 0 8099 8089" svg:d="M8099 4044c0 2232-1815 4045-4050 4045-2237 0-4049-1813-4049-4045s1812-4044 4049-4044c2235 0 4050 1811 4050 4044z">
            <text:p/>
          </draw:path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1">
        <office:forms form:automatic-focus="false" form:apply-design-mode="false"/>
        <draw:g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7" draw:text-style-name="P8" draw:layer="layout" svg:width="4.049cm" svg:height="2.859cm" svg:x="5.765cm" svg:y="3.113cm" svg:viewBox="0 0 4050 2860" draw:points="0,2860 0,2860 4050,2860 2863,0">
            <text:p/>
          </draw:polygon>
          <draw:polygon draw:style-name="gr8" draw:text-style-name="P9" draw:layer="layout" svg:width="2.862cm" svg:height="4.043cm" svg:x="5.765cm" svg:y="1.929cm" svg:viewBox="0 0 2863 4044" draw:points="0,4044 0,4044 2863,1184 0,0">
            <text:p/>
          </draw:polygon>
          <draw:polygon draw:style-name="gr7" draw:text-style-name="P8" draw:layer="layout" svg:width="2.864cm" svg:height="4.043cm" svg:x="2.9cm" svg:y="1.929cm" svg:viewBox="0 0 2865 4044" draw:points="2865,4044 2865,4044 2865,0 0,1184">
            <text:p/>
          </draw:polygon>
          <draw:polygon draw:style-name="gr8" draw:text-style-name="P9" draw:layer="layout" svg:width="4.048cm" svg:height="2.859cm" svg:x="1.716cm" svg:y="3.113cm" svg:viewBox="0 0 4049 2860" draw:points="4049,2860 4049,2860 1184,0 0,2860">
            <text:p/>
          </draw:polygon>
          <draw:polygon draw:style-name="gr7" draw:text-style-name="P8" draw:layer="layout" svg:width="4.048cm" svg:height="2.859cm" svg:x="1.716cm" svg:y="5.973cm" svg:viewBox="0 0 4049 2860" draw:points="4049,0 4049,0 0,0 1184,2860">
            <text:p/>
          </draw:polygon>
          <draw:polygon draw:style-name="gr8" draw:text-style-name="P9" draw:layer="layout" svg:width="2.864cm" svg:height="4.044cm" svg:x="2.9cm" svg:y="5.973cm" svg:viewBox="0 0 2865 4045" draw:points="2865,0 2865,0 0,2860 2865,4045">
            <text:p/>
          </draw:polygon>
          <draw:polygon draw:style-name="gr7" draw:text-style-name="P8" draw:layer="layout" svg:width="2.862cm" svg:height="4.044cm" svg:x="5.765cm" svg:y="5.973cm" svg:viewBox="0 0 2863 4045" draw:points="0,0 0,0 0,4045 2863,2860">
            <text:p/>
          </draw:polygon>
          <draw:polygon draw:style-name="gr8" draw:text-style-name="P9" draw:layer="layout" svg:width="4.049cm" svg:height="2.859cm" svg:x="5.765cm" svg:y="5.973cm" svg:viewBox="0 0 4050 2860" draw:points="0,0 0,0 2863,2860 4050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draw:frame draw:style-name="gr1" draw:text-style-name="P2" draw:layer="layout" svg:width="13.3cm" svg:height="8.451cm" svg:x="11.7cm" svg:y="1.741cm">
          <draw:text-box>
            <text:p text:style-name="P1"><text:span text:style-name="T1">Découpons le disque ci-contre en triangles identiques</text:span></text:p>
            <text:p text:style-name="P1"><text:span text:style-name="T1"/></text:p>
            <text:p text:style-name="P1"><text:span text:style-name="T1">La partie en bleu n'est pas recouverte..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1">
        <office:forms form:automatic-focus="false" form:apply-design-mode="false"/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1.547cm" svg:x="5.765cm" svg:y="4.425cm" svg:viewBox="0 0 4050 1548" draw:points="0,1548 0,1548 4050,1548 3741,0">
            <text:p/>
          </draw:polygon>
          <draw:polygon draw:style-name="gr8" draw:text-style-name="P9" draw:layer="layout" svg:width="3.74cm" svg:height="2.859cm" svg:x="5.765cm" svg:y="3.113cm" svg:viewBox="0 0 3741 2860" draw:points="0,2860 0,2860 3741,1312 2863,0">
            <text:p/>
          </draw:polygon>
          <draw:polygon draw:style-name="gr7" draw:text-style-name="P8" draw:layer="layout" svg:width="2.862cm" svg:height="3.735cm" svg:x="5.765cm" svg:y="2.236cm" svg:viewBox="0 0 2863 3736" draw:points="0,3736 0,3736 2863,877 1550,0">
            <text:p/>
          </draw:polygon>
          <draw:polygon draw:style-name="gr8" draw:text-style-name="P9" draw:layer="layout" svg:width="1.549cm" svg:height="4.043cm" svg:x="5.765cm" svg:y="1.929cm" svg:viewBox="0 0 1550 4044" draw:points="0,4044 0,4044 1550,307 0,0">
            <text:p/>
          </draw:polygon>
          <draw:polygon draw:style-name="gr7" draw:text-style-name="P8" draw:layer="layout" svg:width="1.55cm" svg:height="4.043cm" svg:x="4.214cm" svg:y="1.929cm" svg:viewBox="0 0 1551 4044" draw:points="1551,4044 1551,4044 1551,0 0,307">
            <text:p/>
          </draw:polygon>
          <draw:polygon draw:style-name="gr8" draw:text-style-name="P9" draw:layer="layout" svg:width="2.864cm" svg:height="3.735cm" svg:x="2.9cm" svg:y="2.236cm" svg:viewBox="0 0 2865 3736" draw:points="2865,3736 2865,3736 1314,0 0,877">
            <text:p/>
          </draw:polygon>
          <draw:polygon draw:style-name="gr7" draw:text-style-name="P8" draw:layer="layout" svg:width="3.74cm" svg:height="2.859cm" svg:x="2.024cm" svg:y="3.113cm" svg:viewBox="0 0 3741 2860" draw:points="3741,2860 3741,2860 876,0 0,1312">
            <text:p/>
          </draw:polygon>
          <draw:polygon draw:style-name="gr8" draw:text-style-name="P9" draw:layer="layout" svg:width="4.048cm" svg:height="1.547cm" svg:x="1.716cm" svg:y="4.425cm" svg:viewBox="0 0 4049 1548" draw:points="4049,1548 4049,1548 308,0 0,1548">
            <text:p/>
          </draw:polygon>
          <draw:polygon draw:style-name="gr7" draw:text-style-name="P8" draw:layer="layout" svg:width="4.048cm" svg:height="1.547cm" svg:x="1.716cm" svg:y="5.973cm" svg:viewBox="0 0 4049 1548" draw:points="4049,0 4049,0 0,0 308,1548">
            <text:p/>
          </draw:polygon>
          <draw:polygon draw:style-name="gr8" draw:text-style-name="P9" draw:layer="layout" svg:width="3.74cm" svg:height="2.859cm" svg:x="2.024cm" svg:y="5.973cm" svg:viewBox="0 0 3741 2860" draw:points="3741,0 3741,0 0,1548 876,2860">
            <text:p/>
          </draw:polygon>
          <draw:polygon draw:style-name="gr7" draw:text-style-name="P8" draw:layer="layout" svg:width="2.864cm" svg:height="3.735cm" svg:x="2.9cm" svg:y="5.973cm" svg:viewBox="0 0 2865 3736" draw:points="2865,0 2865,0 0,2860 1314,3736">
            <text:p/>
          </draw:polygon>
          <draw:polygon draw:style-name="gr8" draw:text-style-name="P9" draw:layer="layout" svg:width="1.55cm" svg:height="4.044cm" svg:x="4.214cm" svg:y="5.973cm" svg:viewBox="0 0 1551 4045" draw:points="1551,0 1551,0 0,3736 1551,4045">
            <text:p/>
          </draw:polygon>
          <draw:polygon draw:style-name="gr7" draw:text-style-name="P8" draw:layer="layout" svg:width="1.549cm" svg:height="4.044cm" svg:x="5.765cm" svg:y="5.973cm" svg:viewBox="0 0 1550 4045" draw:points="0,0 0,0 0,4045 1550,3736">
            <text:p/>
          </draw:polygon>
          <draw:polygon draw:style-name="gr8" draw:text-style-name="P9" draw:layer="layout" svg:width="2.862cm" svg:height="3.735cm" svg:x="5.765cm" svg:y="5.973cm" svg:viewBox="0 0 2863 3736" draw:points="0,0 0,0 1550,3736 2863,2860">
            <text:p/>
          </draw:polygon>
          <draw:polygon draw:style-name="gr7" draw:text-style-name="P8" draw:layer="layout" svg:width="3.74cm" svg:height="2.859cm" svg:x="5.765cm" svg:y="5.973cm" svg:viewBox="0 0 3741 2860" draw:points="0,0 0,0 2863,2860 3741,1548">
            <text:p/>
          </draw:polygon>
          <draw:polygon draw:style-name="gr8" draw:text-style-name="P9" draw:layer="layout" svg:width="4.049cm" svg:height="1.547cm" svg:x="5.765cm" svg:y="5.973cm" svg:viewBox="0 0 4050 1548" draw:points="0,0 0,0 3741,1548 4050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draw:frame draw:style-name="gr1" draw:text-style-name="P2" draw:layer="layout" svg:width="13.3cm" svg:height="8.451cm" svg:x="11.7cm" svg:y="1.742cm">
          <draw:text-box>
            <text:p text:style-name="P1"><text:span text:style-name="T1">Découpons le disque ci-contre en triangles identiques</text:span></text:p>
            <text:p text:style-name="P1"><text:span text:style-name="T1"/></text:p>
            <text:p text:style-name="P1"><text:span text:style-name="T1">La partie en bleu n'est pas recouverte...</text:span></text:p>
            <text:p text:style-name="P1"><text:span text:style-name="T1"/></text:p>
            <text:p text:style-name="P1"><text:span text:style-name="T1">Mais plus il y a de triangles, plus elle est négligeabl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1">
        <office:forms form:automatic-focus="false" form:apply-design-mode="false"/>
        <draw:frame draw:style-name="gr9" draw:text-style-name="P2" draw:layer="layout" svg:width="14.802cm" svg:height="3.326cm" svg:x="11.7cm" svg:y="1.74cm">
          <draw:text-box>
            <text:p text:style-name="P1"><text:span text:style-name="T1">En disposant ces triangles comme ci-dessous, on obtient un parallélogramme.</text:span></text:p>
          </draw:text-box>
        </draw:frame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1.547cm" svg:x="5.765cm" svg:y="4.425cm" svg:viewBox="0 0 4050 1548" draw:points="0,1548 0,1548 4050,1548 3741,0">
            <text:p/>
          </draw:polygon>
          <draw:polygon draw:style-name="gr8" draw:text-style-name="P9" draw:layer="layout" svg:width="3.74cm" svg:height="2.859cm" svg:x="5.765cm" svg:y="3.113cm" svg:viewBox="0 0 3741 2860" draw:points="0,2860 0,2860 3741,1312 2863,0">
            <text:p/>
          </draw:polygon>
          <draw:polygon draw:style-name="gr7" draw:text-style-name="P8" draw:layer="layout" svg:width="2.862cm" svg:height="3.735cm" svg:x="5.765cm" svg:y="2.236cm" svg:viewBox="0 0 2863 3736" draw:points="0,3736 0,3736 2863,877 1550,0">
            <text:p/>
          </draw:polygon>
          <draw:polygon draw:style-name="gr8" draw:text-style-name="P9" draw:layer="layout" svg:width="1.549cm" svg:height="4.043cm" svg:x="5.765cm" svg:y="1.929cm" svg:viewBox="0 0 1550 4044" draw:points="0,4044 0,4044 1550,307 0,0">
            <text:p/>
          </draw:polygon>
          <draw:polygon draw:style-name="gr7" draw:text-style-name="P8" draw:layer="layout" svg:width="1.55cm" svg:height="4.043cm" svg:x="4.214cm" svg:y="1.929cm" svg:viewBox="0 0 1551 4044" draw:points="1551,4044 1551,4044 1551,0 0,307">
            <text:p/>
          </draw:polygon>
          <draw:polygon draw:style-name="gr8" draw:text-style-name="P9" draw:layer="layout" svg:width="2.864cm" svg:height="3.735cm" svg:x="2.9cm" svg:y="2.236cm" svg:viewBox="0 0 2865 3736" draw:points="2865,3736 2865,3736 1314,0 0,877">
            <text:p/>
          </draw:polygon>
          <draw:polygon draw:style-name="gr7" draw:text-style-name="P8" draw:layer="layout" svg:width="3.74cm" svg:height="2.859cm" svg:x="2.024cm" svg:y="3.113cm" svg:viewBox="0 0 3741 2860" draw:points="3741,2860 3741,2860 876,0 0,1312">
            <text:p/>
          </draw:polygon>
          <draw:polygon draw:style-name="gr8" draw:text-style-name="P9" draw:layer="layout" svg:width="4.048cm" svg:height="1.547cm" svg:x="1.716cm" svg:y="4.425cm" svg:viewBox="0 0 4049 1548" draw:points="4049,1548 4049,1548 308,0 0,1548">
            <text:p/>
          </draw:polygon>
          <draw:polygon draw:style-name="gr7" draw:text-style-name="P8" draw:layer="layout" svg:width="4.048cm" svg:height="1.547cm" svg:x="1.716cm" svg:y="5.973cm" svg:viewBox="0 0 4049 1548" draw:points="4049,0 4049,0 0,0 308,1548">
            <text:p/>
          </draw:polygon>
          <draw:polygon draw:style-name="gr8" draw:text-style-name="P9" draw:layer="layout" svg:width="3.74cm" svg:height="2.859cm" svg:x="2.024cm" svg:y="5.973cm" svg:viewBox="0 0 3741 2860" draw:points="3741,0 3741,0 0,1548 876,2860">
            <text:p/>
          </draw:polygon>
          <draw:polygon draw:style-name="gr7" draw:text-style-name="P8" draw:layer="layout" svg:width="2.864cm" svg:height="3.735cm" svg:x="2.9cm" svg:y="5.973cm" svg:viewBox="0 0 2865 3736" draw:points="2865,0 2865,0 0,2860 1314,3736">
            <text:p/>
          </draw:polygon>
          <draw:polygon draw:style-name="gr8" draw:text-style-name="P9" draw:layer="layout" svg:width="1.55cm" svg:height="4.044cm" svg:x="4.214cm" svg:y="5.973cm" svg:viewBox="0 0 1551 4045" draw:points="1551,0 1551,0 0,3736 1551,4045">
            <text:p/>
          </draw:polygon>
          <draw:polygon draw:style-name="gr7" draw:text-style-name="P8" draw:layer="layout" svg:width="1.549cm" svg:height="4.044cm" svg:x="5.765cm" svg:y="5.973cm" svg:viewBox="0 0 1550 4045" draw:points="0,0 0,0 0,4045 1550,3736">
            <text:p/>
          </draw:polygon>
          <draw:polygon draw:style-name="gr8" draw:text-style-name="P9" draw:layer="layout" svg:width="2.862cm" svg:height="3.735cm" svg:x="5.765cm" svg:y="5.973cm" svg:viewBox="0 0 2863 3736" draw:points="0,0 0,0 1550,3736 2863,2860">
            <text:p/>
          </draw:polygon>
          <draw:polygon draw:style-name="gr7" draw:text-style-name="P8" draw:layer="layout" svg:width="3.74cm" svg:height="2.859cm" svg:x="5.765cm" svg:y="5.973cm" svg:viewBox="0 0 3741 2860" draw:points="0,0 0,0 2863,2860 3741,1548">
            <text:p/>
          </draw:polygon>
          <draw:polygon draw:style-name="gr8" draw:text-style-name="P9" draw:layer="layout" svg:width="4.049cm" svg:height="1.547cm" svg:x="5.765cm" svg:y="5.973cm" svg:viewBox="0 0 4050 1548" draw:points="0,0 0,0 3741,1548 4050,0">
            <text:p/>
          </draw:polygon>
          <draw:polygon draw:style-name="gr7" draw:text-style-name="P8" draw:layer="layout" svg:width="1.579cm" svg:height="3.967cm" svg:x="11.947cm" svg:y="5.947cm" svg:viewBox="0 0 1580 3968" draw:points="0,3968 0,3968 1580,3968 791,0">
            <text:p/>
          </draw:polygon>
          <draw:polygon draw:style-name="gr7" draw:text-style-name="P8" draw:layer="layout" svg:width="1.579cm" svg:height="3.967cm" svg:x="13.528cm" svg:y="5.947cm" svg:viewBox="0 0 1580 3968" draw:points="0,3968 0,3968 1580,3968 789,0">
            <text:p/>
          </draw:polygon>
          <draw:polygon draw:style-name="gr7" draw:text-style-name="P8" draw:layer="layout" svg:width="1.578cm" svg:height="3.967cm" svg:x="15.108cm" svg:y="5.947cm" svg:viewBox="0 0 1579 3968" draw:points="0,3968 0,3968 1579,3968 789,0">
            <text:p/>
          </draw:polygon>
          <draw:polygon draw:style-name="gr7" draw:text-style-name="P8" draw:layer="layout" svg:width="1.581cm" svg:height="3.967cm" svg:x="16.687cm" svg:y="5.947cm" svg:viewBox="0 0 1582 3968" draw:points="0,3968 0,3968 1582,3968 791,0">
            <text:p/>
          </draw:polygon>
          <draw:polygon draw:style-name="gr7" draw:text-style-name="P8" draw:layer="layout" svg:width="1.578cm" svg:height="3.967cm" svg:x="18.268cm" svg:y="5.947cm" svg:viewBox="0 0 1579 3968" draw:points="0,3968 0,3968 1579,3968 789,0">
            <text:p/>
          </draw:polygon>
          <draw:polygon draw:style-name="gr7" draw:text-style-name="P8" draw:layer="layout" svg:width="1.579cm" svg:height="3.967cm" svg:x="19.847cm" svg:y="5.947cm" svg:viewBox="0 0 1580 3968" draw:points="0,3968 0,3968 1580,3968 789,0">
            <text:p/>
          </draw:polygon>
          <draw:polygon draw:style-name="gr7" draw:text-style-name="P8" draw:layer="layout" svg:width="1.579cm" svg:height="3.967cm" svg:x="21.427cm" svg:y="5.947cm" svg:viewBox="0 0 1580 3968" draw:points="0,3968 0,3968 1580,3968 791,0">
            <text:p/>
          </draw:polygon>
          <draw:polygon draw:style-name="gr7" draw:text-style-name="P8" draw:layer="layout" svg:width="1.579cm" svg:height="3.967cm" svg:x="23.007cm" svg:y="5.947cm" svg:viewBox="0 0 1580 3968" draw:points="0,3968 0,3968 1580,3968 791,0">
            <text:p/>
          </draw:polygon>
          <draw:polygon draw:style-name="gr8" draw:text-style-name="P9" draw:layer="layout" svg:width="1.578cm" svg:height="3.967cm" svg:x="12.738cm" svg:y="5.947cm" svg:viewBox="0 0 1579 3968" draw:points="0,0 0,0 789,3968 1579,0">
            <text:p/>
          </draw:polygon>
          <draw:polygon draw:style-name="gr8" draw:text-style-name="P9" draw:layer="layout" svg:width="1.579cm" svg:height="3.967cm" svg:x="14.317cm" svg:y="5.947cm" svg:viewBox="0 0 1580 3968" draw:points="0,0 0,0 791,3968 1580,0">
            <text:p/>
          </draw:polygon>
          <draw:polygon draw:style-name="gr8" draw:text-style-name="P9" draw:layer="layout" svg:width="1.579cm" svg:height="3.967cm" svg:x="15.897cm" svg:y="5.947cm" svg:viewBox="0 0 1580 3968" draw:points="0,0 0,0 789,3968 1580,0">
            <text:p/>
          </draw:polygon>
          <draw:polygon draw:style-name="gr8" draw:text-style-name="P9" draw:layer="layout" svg:width="1.579cm" svg:height="3.967cm" svg:x="17.477cm" svg:y="5.947cm" svg:viewBox="0 0 1580 3968" draw:points="0,0 0,0 791,3968 1580,0">
            <text:p/>
          </draw:polygon>
          <draw:polygon draw:style-name="gr8" draw:text-style-name="P9" draw:layer="layout" svg:width="1.578cm" svg:height="3.967cm" svg:x="19.058cm" svg:y="5.947cm" svg:viewBox="0 0 1579 3968" draw:points="0,0 0,0 789,3968 1579,0">
            <text:p/>
          </draw:polygon>
          <draw:polygon draw:style-name="gr8" draw:text-style-name="P9" draw:layer="layout" svg:width="1.581cm" svg:height="3.967cm" svg:x="20.636cm" svg:y="5.947cm" svg:viewBox="0 0 1582 3968" draw:points="0,0 0,0 791,3968 1582,0">
            <text:p/>
          </draw:polygon>
          <draw:polygon draw:style-name="gr8" draw:text-style-name="P9" draw:layer="layout" svg:width="1.579cm" svg:height="3.967cm" svg:x="22.218cm" svg:y="5.947cm" svg:viewBox="0 0 1580 3968" draw:points="0,0 0,0 789,3968 1580,0">
            <text:p/>
          </draw:polygon>
          <draw:polygon draw:style-name="gr8" draw:text-style-name="P9" draw:layer="layout" svg:width="1.578cm" svg:height="3.967cm" svg:x="23.798cm" svg:y="5.947cm" svg:viewBox="0 0 1579 3968" draw:points="0,0 0,0 789,3968 1579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1">
        <office:forms form:automatic-focus="false" form:apply-design-mode="false"/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1.547cm" svg:x="5.765cm" svg:y="4.425cm" svg:viewBox="0 0 4050 1548" draw:points="0,1548 0,1548 4050,1548 3741,0">
            <text:p/>
          </draw:polygon>
          <draw:polygon draw:style-name="gr8" draw:text-style-name="P9" draw:layer="layout" svg:width="3.74cm" svg:height="2.859cm" svg:x="5.765cm" svg:y="3.113cm" svg:viewBox="0 0 3741 2860" draw:points="0,2860 0,2860 3741,1312 2863,0">
            <text:p/>
          </draw:polygon>
          <draw:polygon draw:style-name="gr7" draw:text-style-name="P8" draw:layer="layout" svg:width="2.862cm" svg:height="3.735cm" svg:x="5.765cm" svg:y="2.236cm" svg:viewBox="0 0 2863 3736" draw:points="0,3736 0,3736 2863,877 1550,0">
            <text:p/>
          </draw:polygon>
          <draw:polygon draw:style-name="gr8" draw:text-style-name="P9" draw:layer="layout" svg:width="1.549cm" svg:height="4.043cm" svg:x="5.765cm" svg:y="1.929cm" svg:viewBox="0 0 1550 4044" draw:points="0,4044 0,4044 1550,307 0,0">
            <text:p/>
          </draw:polygon>
          <draw:polygon draw:style-name="gr7" draw:text-style-name="P8" draw:layer="layout" svg:width="1.55cm" svg:height="4.043cm" svg:x="4.214cm" svg:y="1.929cm" svg:viewBox="0 0 1551 4044" draw:points="1551,4044 1551,4044 1551,0 0,307">
            <text:p/>
          </draw:polygon>
          <draw:polygon draw:style-name="gr8" draw:text-style-name="P9" draw:layer="layout" svg:width="2.864cm" svg:height="3.735cm" svg:x="2.9cm" svg:y="2.236cm" svg:viewBox="0 0 2865 3736" draw:points="2865,3736 2865,3736 1314,0 0,877">
            <text:p/>
          </draw:polygon>
          <draw:polygon draw:style-name="gr7" draw:text-style-name="P8" draw:layer="layout" svg:width="3.74cm" svg:height="2.859cm" svg:x="2.024cm" svg:y="3.113cm" svg:viewBox="0 0 3741 2860" draw:points="3741,2860 3741,2860 876,0 0,1312">
            <text:p/>
          </draw:polygon>
          <draw:polygon draw:style-name="gr8" draw:text-style-name="P9" draw:layer="layout" svg:width="4.048cm" svg:height="1.547cm" svg:x="1.716cm" svg:y="4.425cm" svg:viewBox="0 0 4049 1548" draw:points="4049,1548 4049,1548 308,0 0,1548">
            <text:p/>
          </draw:polygon>
          <draw:polygon draw:style-name="gr7" draw:text-style-name="P8" draw:layer="layout" svg:width="4.048cm" svg:height="1.547cm" svg:x="1.716cm" svg:y="5.973cm" svg:viewBox="0 0 4049 1548" draw:points="4049,0 4049,0 0,0 308,1548">
            <text:p/>
          </draw:polygon>
          <draw:polygon draw:style-name="gr8" draw:text-style-name="P9" draw:layer="layout" svg:width="3.74cm" svg:height="2.859cm" svg:x="2.024cm" svg:y="5.973cm" svg:viewBox="0 0 3741 2860" draw:points="3741,0 3741,0 0,1548 876,2860">
            <text:p/>
          </draw:polygon>
          <draw:polygon draw:style-name="gr7" draw:text-style-name="P8" draw:layer="layout" svg:width="2.864cm" svg:height="3.735cm" svg:x="2.9cm" svg:y="5.973cm" svg:viewBox="0 0 2865 3736" draw:points="2865,0 2865,0 0,2860 1314,3736">
            <text:p/>
          </draw:polygon>
          <draw:polygon draw:style-name="gr8" draw:text-style-name="P9" draw:layer="layout" svg:width="1.55cm" svg:height="4.044cm" svg:x="4.214cm" svg:y="5.973cm" svg:viewBox="0 0 1551 4045" draw:points="1551,0 1551,0 0,3736 1551,4045">
            <text:p/>
          </draw:polygon>
          <draw:polygon draw:style-name="gr7" draw:text-style-name="P8" draw:layer="layout" svg:width="1.549cm" svg:height="4.044cm" svg:x="5.765cm" svg:y="5.973cm" svg:viewBox="0 0 1550 4045" draw:points="0,0 0,0 0,4045 1550,3736">
            <text:p/>
          </draw:polygon>
          <draw:polygon draw:style-name="gr8" draw:text-style-name="P9" draw:layer="layout" svg:width="2.862cm" svg:height="3.735cm" svg:x="5.765cm" svg:y="5.973cm" svg:viewBox="0 0 2863 3736" draw:points="0,0 0,0 1550,3736 2863,2860">
            <text:p/>
          </draw:polygon>
          <draw:polygon draw:style-name="gr7" draw:text-style-name="P8" draw:layer="layout" svg:width="3.74cm" svg:height="2.859cm" svg:x="5.765cm" svg:y="5.973cm" svg:viewBox="0 0 3741 2860" draw:points="0,0 0,0 2863,2860 3741,1548">
            <text:p/>
          </draw:polygon>
          <draw:polygon draw:style-name="gr8" draw:text-style-name="P9" draw:layer="layout" svg:width="4.049cm" svg:height="1.547cm" svg:x="5.765cm" svg:y="5.973cm" svg:viewBox="0 0 4050 1548" draw:points="0,0 0,0 3741,1548 4050,0">
            <text:p/>
          </draw:polygon>
          <draw:polygon draw:style-name="gr7" draw:text-style-name="P8" draw:layer="layout" svg:width="1.579cm" svg:height="3.967cm" svg:x="11.947cm" svg:y="5.947cm" svg:viewBox="0 0 1580 3968" draw:points="0,3968 0,3968 1580,3968 791,0">
            <text:p/>
          </draw:polygon>
          <draw:polygon draw:style-name="gr7" draw:text-style-name="P8" draw:layer="layout" svg:width="1.579cm" svg:height="3.967cm" svg:x="13.528cm" svg:y="5.947cm" svg:viewBox="0 0 1580 3968" draw:points="0,3968 0,3968 1580,3968 789,0">
            <text:p/>
          </draw:polygon>
          <draw:polygon draw:style-name="gr7" draw:text-style-name="P8" draw:layer="layout" svg:width="1.578cm" svg:height="3.967cm" svg:x="15.108cm" svg:y="5.947cm" svg:viewBox="0 0 1579 3968" draw:points="0,3968 0,3968 1579,3968 789,0">
            <text:p/>
          </draw:polygon>
          <draw:polygon draw:style-name="gr7" draw:text-style-name="P8" draw:layer="layout" svg:width="1.581cm" svg:height="3.967cm" svg:x="16.687cm" svg:y="5.947cm" svg:viewBox="0 0 1582 3968" draw:points="0,3968 0,3968 1582,3968 791,0">
            <text:p/>
          </draw:polygon>
          <draw:polygon draw:style-name="gr7" draw:text-style-name="P8" draw:layer="layout" svg:width="1.578cm" svg:height="3.967cm" svg:x="18.268cm" svg:y="5.947cm" svg:viewBox="0 0 1579 3968" draw:points="0,3968 0,3968 1579,3968 789,0">
            <text:p/>
          </draw:polygon>
          <draw:polygon draw:style-name="gr7" draw:text-style-name="P8" draw:layer="layout" svg:width="1.579cm" svg:height="3.967cm" svg:x="19.847cm" svg:y="5.947cm" svg:viewBox="0 0 1580 3968" draw:points="0,3968 0,3968 1580,3968 789,0">
            <text:p/>
          </draw:polygon>
          <draw:polygon draw:style-name="gr7" draw:text-style-name="P8" draw:layer="layout" svg:width="1.579cm" svg:height="3.967cm" svg:x="21.427cm" svg:y="5.947cm" svg:viewBox="0 0 1580 3968" draw:points="0,3968 0,3968 1580,3968 791,0">
            <text:p/>
          </draw:polygon>
          <draw:polygon draw:style-name="gr7" draw:text-style-name="P8" draw:layer="layout" svg:width="1.579cm" svg:height="3.967cm" svg:x="23.007cm" svg:y="5.947cm" svg:viewBox="0 0 1580 3968" draw:points="0,3968 0,3968 1580,3968 791,0">
            <text:p/>
          </draw:polygon>
          <draw:polygon draw:style-name="gr8" draw:text-style-name="P9" draw:layer="layout" svg:width="1.578cm" svg:height="3.967cm" svg:x="12.738cm" svg:y="5.947cm" svg:viewBox="0 0 1579 3968" draw:points="0,0 0,0 789,3968 1579,0">
            <text:p/>
          </draw:polygon>
          <draw:polygon draw:style-name="gr8" draw:text-style-name="P9" draw:layer="layout" svg:width="1.579cm" svg:height="3.967cm" svg:x="14.317cm" svg:y="5.947cm" svg:viewBox="0 0 1580 3968" draw:points="0,0 0,0 791,3968 1580,0">
            <text:p/>
          </draw:polygon>
          <draw:polygon draw:style-name="gr8" draw:text-style-name="P9" draw:layer="layout" svg:width="1.579cm" svg:height="3.967cm" svg:x="15.897cm" svg:y="5.947cm" svg:viewBox="0 0 1580 3968" draw:points="0,0 0,0 789,3968 1580,0">
            <text:p/>
          </draw:polygon>
          <draw:polygon draw:style-name="gr8" draw:text-style-name="P9" draw:layer="layout" svg:width="1.579cm" svg:height="3.967cm" svg:x="17.477cm" svg:y="5.947cm" svg:viewBox="0 0 1580 3968" draw:points="0,0 0,0 791,3968 1580,0">
            <text:p/>
          </draw:polygon>
          <draw:polygon draw:style-name="gr8" draw:text-style-name="P9" draw:layer="layout" svg:width="1.578cm" svg:height="3.967cm" svg:x="19.058cm" svg:y="5.947cm" svg:viewBox="0 0 1579 3968" draw:points="0,0 0,0 789,3968 1579,0">
            <text:p/>
          </draw:polygon>
          <draw:polygon draw:style-name="gr8" draw:text-style-name="P9" draw:layer="layout" svg:width="1.581cm" svg:height="3.967cm" svg:x="20.636cm" svg:y="5.947cm" svg:viewBox="0 0 1582 3968" draw:points="0,0 0,0 791,3968 1582,0">
            <text:p/>
          </draw:polygon>
          <draw:polygon draw:style-name="gr8" draw:text-style-name="P9" draw:layer="layout" svg:width="1.579cm" svg:height="3.967cm" svg:x="22.218cm" svg:y="5.947cm" svg:viewBox="0 0 1580 3968" draw:points="0,0 0,0 789,3968 1580,0">
            <text:p/>
          </draw:polygon>
          <draw:polygon draw:style-name="gr8" draw:text-style-name="P9" draw:layer="layout" svg:width="1.578cm" svg:height="3.967cm" svg:x="23.798cm" svg:y="5.947cm" svg:viewBox="0 0 1579 3968" draw:points="0,0 0,0 789,3968 1579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draw:frame draw:style-name="gr10" draw:text-style-name="P2" draw:layer="layout" svg:width="15.3cm" svg:height="1.997cm" svg:x="11.7cm" svg:y="1.741cm">
          <draw:text-box>
            <text:p text:style-name="P1"><text:span text:style-name="T1">Augmentons le nombre de triangles.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1">
        <office:forms form:automatic-focus="false" form:apply-design-mode="false"/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1.25cm" svg:x="5.765cm" svg:y="4.722cm" svg:viewBox="0 0 4050 1251" draw:points="0,1251 0,1251 4050,1251 3851,0">
            <text:p/>
          </draw:polygon>
          <draw:polygon draw:style-name="gr8" draw:text-style-name="P9" draw:layer="layout" svg:width="3.85cm" svg:height="2.376cm" svg:x="5.765cm" svg:y="3.595cm" svg:viewBox="0 0 3851 2377" draw:points="0,2377 0,2377 3851,1126 3276,0">
            <text:p/>
          </draw:polygon>
          <draw:polygon draw:style-name="gr7" draw:text-style-name="P8" draw:layer="layout" svg:width="3.275cm" svg:height="3.271cm" svg:x="5.765cm" svg:y="2.7cm" svg:viewBox="0 0 3276 3272" draw:points="0,3272 0,3272 3276,895 2380,0">
            <text:p/>
          </draw:polygon>
          <draw:polygon draw:style-name="gr8" draw:text-style-name="P9" draw:layer="layout" svg:width="2.379cm" svg:height="3.847cm" svg:x="5.765cm" svg:y="2.125cm" svg:viewBox="0 0 2380 3848" draw:points="0,3848 0,3848 2380,575 1251,0">
            <text:p/>
          </draw:polygon>
          <draw:polygon draw:style-name="gr7" draw:text-style-name="P8" draw:layer="layout" svg:width="1.25cm" svg:height="4.043cm" svg:x="5.765cm" svg:y="1.929cm" svg:viewBox="0 0 1251 4044" draw:points="0,4044 0,4044 1251,196 0,0">
            <text:p/>
          </draw:polygon>
          <draw:polygon draw:style-name="gr8" draw:text-style-name="P9" draw:layer="layout" svg:width="1.252cm" svg:height="4.043cm" svg:x="4.513cm" svg:y="1.929cm" svg:viewBox="0 0 1253 4044" draw:points="1253,4044 1253,4044 1253,0 0,196">
            <text:p/>
          </draw:polygon>
          <draw:polygon draw:style-name="gr7" draw:text-style-name="P8" draw:layer="layout" svg:width="2.379cm" svg:height="3.847cm" svg:x="3.385cm" svg:y="2.125cm" svg:viewBox="0 0 2380 3848" draw:points="2380,3848 2380,3848 1128,0 0,575">
            <text:p/>
          </draw:polygon>
          <draw:polygon draw:style-name="gr8" draw:text-style-name="P9" draw:layer="layout" svg:width="3.277cm" svg:height="3.271cm" svg:x="2.487cm" svg:y="2.7cm" svg:viewBox="0 0 3278 3272" draw:points="3278,3272 3278,3272 898,0 0,895">
            <text:p/>
          </draw:polygon>
          <draw:polygon draw:style-name="gr7" draw:text-style-name="P8" draw:layer="layout" svg:width="3.851cm" svg:height="2.376cm" svg:x="1.913cm" svg:y="3.595cm" svg:viewBox="0 0 3852 2377" draw:points="3852,2377 3852,2377 574,0 0,1126">
            <text:p/>
          </draw:polygon>
          <draw:polygon draw:style-name="gr8" draw:text-style-name="P9" draw:layer="layout" svg:width="4.048cm" svg:height="1.25cm" svg:x="1.716cm" svg:y="4.722cm" svg:viewBox="0 0 4049 1251" draw:points="4049,1251 4049,1251 197,0 0,1251">
            <text:p/>
          </draw:polygon>
          <draw:polygon draw:style-name="gr7" draw:text-style-name="P8" draw:layer="layout" svg:width="4.048cm" svg:height="1.25cm" svg:x="1.716cm" svg:y="5.973cm" svg:viewBox="0 0 4049 1251" draw:points="4049,0 4049,0 0,0 197,1251">
            <text:p/>
          </draw:polygon>
          <draw:polygon draw:style-name="gr8" draw:text-style-name="P9" draw:layer="layout" svg:width="3.851cm" svg:height="2.376cm" svg:x="1.913cm" svg:y="5.973cm" svg:viewBox="0 0 3852 2377" draw:points="3852,0 3852,0 0,1251 574,2377">
            <text:p/>
          </draw:polygon>
          <draw:polygon draw:style-name="gr7" draw:text-style-name="P8" draw:layer="layout" svg:width="3.277cm" svg:height="3.271cm" svg:x="2.487cm" svg:y="5.973cm" svg:viewBox="0 0 3278 3272" draw:points="3278,0 3278,0 0,2377 898,3272">
            <text:p/>
          </draw:polygon>
          <draw:polygon draw:style-name="gr8" draw:text-style-name="P9" draw:layer="layout" svg:width="2.379cm" svg:height="3.847cm" svg:x="3.385cm" svg:y="5.973cm" svg:viewBox="0 0 2380 3848" draw:points="2380,0 2380,0 0,3272 1128,3848">
            <text:p/>
          </draw:polygon>
          <draw:polygon draw:style-name="gr7" draw:text-style-name="P8" draw:layer="layout" svg:width="1.252cm" svg:height="4.044cm" svg:x="4.513cm" svg:y="5.973cm" svg:viewBox="0 0 1253 4045" draw:points="1253,0 1253,0 0,3848 1253,4045">
            <text:p/>
          </draw:polygon>
          <draw:polygon draw:style-name="gr8" draw:text-style-name="P9" draw:layer="layout" svg:width="1.25cm" svg:height="4.044cm" svg:x="5.765cm" svg:y="5.973cm" svg:viewBox="0 0 1251 4045" draw:points="0,0 0,0 0,4045 1251,3848">
            <text:p/>
          </draw:polygon>
          <draw:polygon draw:style-name="gr7" draw:text-style-name="P8" draw:layer="layout" svg:width="2.379cm" svg:height="3.847cm" svg:x="5.765cm" svg:y="5.973cm" svg:viewBox="0 0 2380 3848" draw:points="0,0 0,0 1251,3848 2380,3272">
            <text:p/>
          </draw:polygon>
          <draw:polygon draw:style-name="gr8" draw:text-style-name="P9" draw:layer="layout" svg:width="3.275cm" svg:height="3.271cm" svg:x="5.765cm" svg:y="5.973cm" svg:viewBox="0 0 3276 3272" draw:points="0,0 0,0 2380,3272 3276,2377">
            <text:p/>
          </draw:polygon>
          <draw:polygon draw:style-name="gr7" draw:text-style-name="P8" draw:layer="layout" svg:width="3.85cm" svg:height="2.376cm" svg:x="5.765cm" svg:y="5.973cm" svg:viewBox="0 0 3851 2377" draw:points="0,0 0,0 3276,2377 3851,1251">
            <text:p/>
          </draw:polygon>
          <draw:polygon draw:style-name="gr8" draw:text-style-name="P9" draw:layer="layout" svg:width="4.049cm" svg:height="1.25cm" svg:x="5.765cm" svg:y="5.973cm" svg:viewBox="0 0 4050 1251" draw:points="0,0 0,0 3851,1251 4050,0">
            <text:p/>
          </draw:polygon>
          <draw:polygon draw:style-name="gr7" draw:text-style-name="P8" draw:layer="layout" svg:width="1.265cm" svg:height="3.996cm" svg:x="11.947cm" svg:y="5.918cm" svg:viewBox="0 0 1266 3997" draw:points="0,3997 0,3997 1266,3997 634,0">
            <text:p/>
          </draw:polygon>
          <draw:polygon draw:style-name="gr7" draw:text-style-name="P8" draw:layer="layout" svg:width="1.267cm" svg:height="3.996cm" svg:x="13.214cm" svg:y="5.918cm" svg:viewBox="0 0 1268 3997" draw:points="0,3997 0,3997 1268,3997 634,0">
            <text:p/>
          </draw:polygon>
          <draw:polygon draw:style-name="gr7" draw:text-style-name="P8" draw:layer="layout" svg:width="1.265cm" svg:height="3.996cm" svg:x="14.482cm" svg:y="5.918cm" svg:viewBox="0 0 1266 3997" draw:points="0,3997 0,3997 1266,3997 632,0">
            <text:p/>
          </draw:polygon>
          <draw:polygon draw:style-name="gr7" draw:text-style-name="P8" draw:layer="layout" svg:width="1.267cm" svg:height="3.996cm" svg:x="15.748cm" svg:y="5.918cm" svg:viewBox="0 0 1268 3997" draw:points="0,3997 0,3997 1268,3997 634,0">
            <text:p/>
          </draw:polygon>
          <draw:polygon draw:style-name="gr7" draw:text-style-name="P8" draw:layer="layout" svg:width="1.265cm" svg:height="3.996cm" svg:x="17.016cm" svg:y="5.918cm" svg:viewBox="0 0 1266 3997" draw:points="0,3997 0,3997 1266,3997 632,0">
            <text:p/>
          </draw:polygon>
          <draw:polygon draw:style-name="gr7" draw:text-style-name="P8" draw:layer="layout" svg:width="1.265cm" svg:height="3.996cm" svg:x="18.282cm" svg:y="5.918cm" svg:viewBox="0 0 1266 3997" draw:points="0,3997 0,3997 1266,3997 634,0">
            <text:p/>
          </draw:polygon>
          <draw:polygon draw:style-name="gr7" draw:text-style-name="P8" draw:layer="layout" svg:width="1.267cm" svg:height="3.996cm" svg:x="19.548cm" svg:y="5.918cm" svg:viewBox="0 0 1268 3997" draw:points="0,3997 0,3997 1268,3997 634,0">
            <text:p/>
          </draw:polygon>
          <draw:polygon draw:style-name="gr7" draw:text-style-name="P8" draw:layer="layout" svg:width="1.265cm" svg:height="3.996cm" svg:x="20.816cm" svg:y="5.918cm" svg:viewBox="0 0 1266 3997" draw:points="0,3997 0,3997 1266,3997 634,0">
            <text:p/>
          </draw:polygon>
          <draw:polygon draw:style-name="gr7" draw:text-style-name="P8" draw:layer="layout" svg:width="1.267cm" svg:height="3.996cm" svg:x="22.082cm" svg:y="5.918cm" svg:viewBox="0 0 1268 3997" draw:points="0,3997 0,3997 1268,3997 634,0">
            <text:p/>
          </draw:polygon>
          <draw:polygon draw:style-name="gr7" draw:text-style-name="P8" draw:layer="layout" svg:width="1.267cm" svg:height="3.996cm" svg:x="23.35cm" svg:y="5.918cm" svg:viewBox="0 0 1268 3997" draw:points="0,3997 0,3997 1268,3997 632,0">
            <text:p/>
          </draw:polygon>
          <draw:polygon draw:style-name="gr8" draw:text-style-name="P9" draw:layer="layout" svg:width="1.265cm" svg:height="3.996cm" svg:x="12.581cm" svg:y="5.918cm" svg:viewBox="0 0 1266 3997" draw:points="0,0 0,0 632,3997 1266,0">
            <text:p/>
          </draw:polygon>
          <draw:polygon draw:style-name="gr8" draw:text-style-name="P9" draw:layer="layout" svg:width="1.265cm" svg:height="3.996cm" svg:x="13.848cm" svg:y="5.918cm" svg:viewBox="0 0 1266 3997" draw:points="0,0 0,0 634,3997 1266,0">
            <text:p/>
          </draw:polygon>
          <draw:polygon draw:style-name="gr8" draw:text-style-name="P9" draw:layer="layout" svg:width="1.267cm" svg:height="3.996cm" svg:x="15.114cm" svg:y="5.918cm" svg:viewBox="0 0 1268 3997" draw:points="0,0 0,0 634,3997 1268,0">
            <text:p/>
          </draw:polygon>
          <draw:polygon draw:style-name="gr8" draw:text-style-name="P9" draw:layer="layout" svg:width="1.265cm" svg:height="3.996cm" svg:x="16.382cm" svg:y="5.918cm" svg:viewBox="0 0 1266 3997" draw:points="0,0 0,0 634,3997 1266,0">
            <text:p/>
          </draw:polygon>
          <draw:polygon draw:style-name="gr8" draw:text-style-name="P9" draw:layer="layout" svg:width="1.267cm" svg:height="3.996cm" svg:x="17.648cm" svg:y="5.918cm" svg:viewBox="0 0 1268 3997" draw:points="0,0 0,0 634,3997 1268,0">
            <text:p/>
          </draw:polygon>
          <draw:polygon draw:style-name="gr8" draw:text-style-name="P9" draw:layer="layout" svg:width="1.265cm" svg:height="3.996cm" svg:x="18.916cm" svg:y="5.918cm" svg:viewBox="0 0 1266 3997" draw:points="0,0 0,0 632,3997 1266,0">
            <text:p/>
          </draw:polygon>
          <draw:polygon draw:style-name="gr8" draw:text-style-name="P9" draw:layer="layout" svg:width="1.267cm" svg:height="3.996cm" svg:x="20.182cm" svg:y="5.918cm" svg:viewBox="0 0 1268 3997" draw:points="0,0 0,0 634,3997 1268,0">
            <text:p/>
          </draw:polygon>
          <draw:polygon draw:style-name="gr8" draw:text-style-name="P9" draw:layer="layout" svg:width="1.265cm" svg:height="3.996cm" svg:x="21.45cm" svg:y="5.918cm" svg:viewBox="0 0 1266 3997" draw:points="0,0 0,0 632,3997 1266,0">
            <text:p/>
          </draw:polygon>
          <draw:polygon draw:style-name="gr8" draw:text-style-name="P9" draw:layer="layout" svg:width="1.265cm" svg:height="3.996cm" svg:x="22.716cm" svg:y="5.918cm" svg:viewBox="0 0 1266 3997" draw:points="0,0 0,0 634,3997 1266,0">
            <text:p/>
          </draw:polygon>
          <draw:polygon draw:style-name="gr8" draw:text-style-name="P9" draw:layer="layout" svg:width="1.267cm" svg:height="3.996cm" svg:x="23.983cm" svg:y="5.918cm" svg:viewBox="0 0 1268 3997" draw:points="0,0 0,0 635,3997 1268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draw:frame draw:style-name="gr10" draw:text-style-name="P2" draw:layer="layout" svg:width="15.3cm" svg:height="1.997cm" svg:x="11.7cm" svg:y="1.742cm">
          <draw:text-box>
            <text:p text:style-name="P1"><text:span text:style-name="T1">Augmentons le nombre de triangle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1">
        <office:forms form:automatic-focus="false" form:apply-design-mode="false"/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1.046cm" svg:x="5.765cm" svg:y="4.925cm" svg:viewBox="0 0 4050 1047" draw:points="0,1047 0,1047 4050,1047 3910,0">
            <text:p/>
          </draw:polygon>
          <draw:polygon draw:style-name="gr7" draw:text-style-name="P8" draw:layer="layout" svg:width="3.507cm" svg:height="2.859cm" svg:x="5.765cm" svg:y="3.113cm" svg:viewBox="0 0 3508 2860" draw:points="0,2860 0,2860 3508,839 2863,0">
            <text:p/>
          </draw:polygon>
          <draw:polygon draw:style-name="gr7" draw:text-style-name="P8" draw:layer="layout" svg:width="2.024cm" svg:height="3.906cm" svg:x="5.765cm" svg:y="2.066cm" svg:viewBox="0 0 2025 3907" draw:points="0,3907 0,3907 2025,403 1048,0">
            <text:p/>
          </draw:polygon>
          <draw:polygon draw:style-name="gr7" draw:text-style-name="P8" draw:layer="layout" svg:width="1.047cm" svg:height="4.043cm" svg:x="4.717cm" svg:y="1.929cm" svg:viewBox="0 0 1048 4044" draw:points="1048,4044 1048,4044 1048,0 0,137">
            <text:p/>
          </draw:polygon>
          <draw:polygon draw:style-name="gr7" draw:text-style-name="P8" draw:layer="layout" svg:width="2.864cm" svg:height="3.503cm" svg:x="2.9cm" svg:y="2.469cm" svg:viewBox="0 0 2865 3504" draw:points="2865,3504 2865,3504 840,0 0,644">
            <text:p/>
          </draw:polygon>
          <draw:polygon draw:style-name="gr7" draw:text-style-name="P8" draw:layer="layout" svg:width="3.911cm" svg:height="2.02cm" svg:x="1.854cm" svg:y="3.951cm" svg:viewBox="0 0 3912 2021" draw:points="3912,2021 3912,2021 404,0 0,974">
            <text:p/>
          </draw:polygon>
          <draw:polygon draw:style-name="gr7" draw:text-style-name="P8" draw:layer="layout" svg:width="4.048cm" svg:height="1.046cm" svg:x="1.716cm" svg:y="5.973cm" svg:viewBox="0 0 4049 1047" draw:points="4049,0 4049,0 0,0 137,1047">
            <text:p/>
          </draw:polygon>
          <draw:polygon draw:style-name="gr7" draw:text-style-name="P8" draw:layer="layout" svg:width="3.507cm" svg:height="2.859cm" svg:x="2.257cm" svg:y="5.973cm" svg:viewBox="0 0 3508 2860" draw:points="3508,0 3508,0 0,2023 643,2860">
            <text:p/>
          </draw:polygon>
          <draw:polygon draw:style-name="gr7" draw:text-style-name="P8" draw:layer="layout" svg:width="2.024cm" svg:height="3.906cm" svg:x="3.74cm" svg:y="5.973cm" svg:viewBox="0 0 2025 3907" draw:points="2025,0 2025,0 0,3504 977,3907">
            <text:p/>
          </draw:polygon>
          <draw:polygon draw:style-name="gr7" draw:text-style-name="P8" draw:layer="layout" svg:width="1.047cm" svg:height="4.044cm" svg:x="5.765cm" svg:y="5.973cm" svg:viewBox="0 0 1048 4045" draw:points="0,0 0,0 0,4045 1048,3907">
            <text:p/>
          </draw:polygon>
          <draw:polygon draw:style-name="gr7" draw:text-style-name="P8" draw:layer="layout" svg:width="2.862cm" svg:height="3.503cm" svg:x="5.765cm" svg:y="5.973cm" svg:viewBox="0 0 2863 3504" draw:points="0,0 0,0 2025,3504 2863,2860">
            <text:p/>
          </draw:polygon>
          <draw:polygon draw:style-name="gr7" draw:text-style-name="P8" draw:layer="layout" svg:width="3.909cm" svg:height="2.022cm" svg:x="5.765cm" svg:y="5.973cm" svg:viewBox="0 0 3910 2023" draw:points="0,0 0,0 3508,2023 3910,1047">
            <text:p/>
          </draw:polygon>
          <draw:polygon draw:style-name="gr7" draw:text-style-name="P8" draw:layer="layout" svg:width="1.057cm" svg:height="4.009cm" svg:x="11.947cm" svg:y="5.904cm" svg:viewBox="0 0 1058 4010" draw:points="0,4010 0,4010 1058,4010 529,0">
            <text:p/>
          </draw:polygon>
          <draw:polygon draw:style-name="gr7" draw:text-style-name="P8" draw:layer="layout" svg:width="1.057cm" svg:height="4.009cm" svg:x="13.005cm" svg:y="5.904cm" svg:viewBox="0 0 1058 4010" draw:points="0,4010 0,4010 1058,4010 527,0">
            <text:p/>
          </draw:polygon>
          <draw:polygon draw:style-name="gr7" draw:text-style-name="P8" draw:layer="layout" svg:width="1.055cm" svg:height="4.009cm" svg:x="14.062cm" svg:y="5.904cm" svg:viewBox="0 0 1056 4010" draw:points="0,4010 0,4010 1056,4010 527,0">
            <text:p/>
          </draw:polygon>
          <draw:polygon draw:style-name="gr7" draw:text-style-name="P8" draw:layer="layout" svg:width="1.057cm" svg:height="4.009cm" svg:x="15.118cm" svg:y="5.904cm" svg:viewBox="0 0 1058 4010" draw:points="0,4010 0,4010 1058,4010 529,0">
            <text:p/>
          </draw:polygon>
          <draw:polygon draw:style-name="gr7" draw:text-style-name="P8" draw:layer="layout" svg:width="1.055cm" svg:height="4.009cm" svg:x="16.176cm" svg:y="5.904cm" svg:viewBox="0 0 1056 4010" draw:points="0,4010 0,4010 1056,4010 529,0">
            <text:p/>
          </draw:polygon>
          <draw:polygon draw:style-name="gr7" draw:text-style-name="P8" draw:layer="layout" svg:width="1.057cm" svg:height="4.009cm" svg:x="17.232cm" svg:y="5.904cm" svg:viewBox="0 0 1058 4010" draw:points="0,4010 0,4010 1058,4010 530,0">
            <text:p/>
          </draw:polygon>
          <draw:polygon draw:style-name="gr7" draw:text-style-name="P8" draw:layer="layout" svg:width="1.057cm" svg:height="4.009cm" svg:x="18.29cm" svg:y="5.904cm" svg:viewBox="0 0 1058 4010" draw:points="0,4010 0,4010 1058,4010 529,0">
            <text:p/>
          </draw:polygon>
          <draw:polygon draw:style-name="gr7" draw:text-style-name="P8" draw:layer="layout" svg:width="1.057cm" svg:height="4.009cm" svg:x="19.347cm" svg:y="5.904cm" svg:viewBox="0 0 1058 4010" draw:points="0,4010 0,4010 1058,4010 529,0">
            <text:p/>
          </draw:polygon>
          <draw:polygon draw:style-name="gr7" draw:text-style-name="P8" draw:layer="layout" svg:width="1.057cm" svg:height="4.009cm" svg:x="20.405cm" svg:y="5.904cm" svg:viewBox="0 0 1058 4010" draw:points="0,4010 0,4010 1058,4010 527,0">
            <text:p/>
          </draw:polygon>
          <draw:polygon draw:style-name="gr7" draw:text-style-name="P8" draw:layer="layout" svg:width="1.055cm" svg:height="4.009cm" svg:x="21.462cm" svg:y="5.904cm" svg:viewBox="0 0 1056 4010" draw:points="0,4010 0,4010 1056,4010 527,0">
            <text:p/>
          </draw:polygon>
          <draw:polygon draw:style-name="gr7" draw:text-style-name="P8" draw:layer="layout" svg:width="1.057cm" svg:height="4.009cm" svg:x="22.518cm" svg:y="5.904cm" svg:viewBox="0 0 1058 4010" draw:points="0,4010 0,4010 1058,4010 529,0">
            <text:p/>
          </draw:polygon>
          <draw:polygon draw:style-name="gr7" draw:text-style-name="P8" draw:layer="layout" svg:width="1.055cm" svg:height="4.009cm" svg:x="23.576cm" svg:y="5.904cm" svg:viewBox="0 0 1056 4010" draw:points="0,4010 0,4010 1056,4010 529,0">
            <text:p/>
          </draw:polygon>
          <draw:polygon draw:style-name="gr8" draw:text-style-name="P9" draw:layer="layout" svg:width="3.909cm" svg:height="2.02cm" svg:x="5.765cm" svg:y="3.951cm" svg:viewBox="0 0 3910 2021" draw:points="0,2021 0,2021 3910,974 3508,0">
            <text:p/>
          </draw:polygon>
          <draw:polygon draw:style-name="gr8" draw:text-style-name="P9" draw:layer="layout" svg:width="2.862cm" svg:height="3.503cm" svg:x="5.765cm" svg:y="2.469cm" svg:viewBox="0 0 2863 3504" draw:points="0,3504 0,3504 2863,644 2025,0">
            <text:p/>
          </draw:polygon>
          <draw:polygon draw:style-name="gr8" draw:text-style-name="P9" draw:layer="layout" svg:width="1.047cm" svg:height="4.043cm" svg:x="5.765cm" svg:y="1.929cm" svg:viewBox="0 0 1048 4044" draw:points="0,4044 0,4044 1048,137 0,0">
            <text:p/>
          </draw:polygon>
          <draw:polygon draw:style-name="gr8" draw:text-style-name="P9" draw:layer="layout" svg:width="2.024cm" svg:height="3.906cm" svg:x="3.74cm" svg:y="2.066cm" svg:viewBox="0 0 2025 3907" draw:points="2025,3907 2025,3907 977,0 0,403">
            <text:p/>
          </draw:polygon>
          <draw:polygon draw:style-name="gr8" draw:text-style-name="P9" draw:layer="layout" svg:width="3.507cm" svg:height="2.859cm" svg:x="2.257cm" svg:y="3.113cm" svg:viewBox="0 0 3508 2860" draw:points="3508,2860 3508,2860 643,0 0,839">
            <text:p/>
          </draw:polygon>
          <draw:polygon draw:style-name="gr8" draw:text-style-name="P9" draw:layer="layout" svg:width="4.048cm" svg:height="1.046cm" svg:x="1.716cm" svg:y="4.925cm" svg:viewBox="0 0 4049 1047" draw:points="4049,1047 4049,1047 137,0 0,1047">
            <text:p/>
          </draw:polygon>
          <draw:polygon draw:style-name="gr8" draw:text-style-name="P9" draw:layer="layout" svg:width="3.911cm" svg:height="2.022cm" svg:x="1.854cm" svg:y="5.973cm" svg:viewBox="0 0 3912 2023" draw:points="3912,0 3912,0 0,1047 404,2023">
            <text:p/>
          </draw:polygon>
          <draw:polygon draw:style-name="gr8" draw:text-style-name="P9" draw:layer="layout" svg:width="2.864cm" svg:height="3.503cm" svg:x="2.9cm" svg:y="5.973cm" svg:viewBox="0 0 2865 3504" draw:points="2865,0 2865,0 0,2860 840,3504">
            <text:p/>
          </draw:polygon>
          <draw:polygon draw:style-name="gr8" draw:text-style-name="P9" draw:layer="layout" svg:width="1.047cm" svg:height="4.044cm" svg:x="4.717cm" svg:y="5.973cm" svg:viewBox="0 0 1048 4045" draw:points="1048,0 1048,0 0,3907 1048,4045">
            <text:p/>
          </draw:polygon>
          <draw:polygon draw:style-name="gr8" draw:text-style-name="P9" draw:layer="layout" svg:width="2.024cm" svg:height="3.906cm" svg:x="5.765cm" svg:y="5.973cm" svg:viewBox="0 0 2025 3907" draw:points="0,0 0,0 1048,3907 2025,3504">
            <text:p/>
          </draw:polygon>
          <draw:polygon draw:style-name="gr8" draw:text-style-name="P9" draw:layer="layout" svg:width="3.507cm" svg:height="2.859cm" svg:x="5.765cm" svg:y="5.973cm" svg:viewBox="0 0 3508 2860" draw:points="0,0 0,0 2863,2860 3508,2023">
            <text:p/>
          </draw:polygon>
          <draw:polygon draw:style-name="gr8" draw:text-style-name="P9" draw:layer="layout" svg:width="4.049cm" svg:height="1.046cm" svg:x="5.765cm" svg:y="5.973cm" svg:viewBox="0 0 4050 1047" draw:points="0,0 0,0 3910,1047 4050,0">
            <text:p/>
          </draw:polygon>
          <draw:polygon draw:style-name="gr8" draw:text-style-name="P9" draw:layer="layout" svg:width="1.055cm" svg:height="4.009cm" svg:x="12.476cm" svg:y="5.904cm" svg:viewBox="0 0 1056 4010" draw:points="0,0 0,0 529,4010 1056,0">
            <text:p/>
          </draw:polygon>
          <draw:polygon draw:style-name="gr8" draw:text-style-name="P9" draw:layer="layout" svg:width="1.057cm" svg:height="4.009cm" svg:x="13.532cm" svg:y="5.904cm" svg:viewBox="0 0 1058 4010" draw:points="0,0 0,0 530,4010 1058,0">
            <text:p/>
          </draw:polygon>
          <draw:polygon draw:style-name="gr8" draw:text-style-name="P9" draw:layer="layout" svg:width="1.057cm" svg:height="4.009cm" svg:x="14.59cm" svg:y="5.904cm" svg:viewBox="0 0 1058 4010" draw:points="0,0 0,0 529,4010 1058,0">
            <text:p/>
          </draw:polygon>
          <draw:polygon draw:style-name="gr8" draw:text-style-name="P9" draw:layer="layout" svg:width="1.057cm" svg:height="4.009cm" svg:x="15.647cm" svg:y="5.904cm" svg:viewBox="0 0 1058 4010" draw:points="0,0 0,0 529,4010 1058,0">
            <text:p/>
          </draw:polygon>
          <draw:polygon draw:style-name="gr8" draw:text-style-name="P9" draw:layer="layout" svg:width="1.057cm" svg:height="4.009cm" svg:x="16.705cm" svg:y="5.904cm" svg:viewBox="0 0 1058 4010" draw:points="0,0 0,0 527,4010 1058,0">
            <text:p/>
          </draw:polygon>
          <draw:polygon draw:style-name="gr8" draw:text-style-name="P9" draw:layer="layout" svg:width="1.055cm" svg:height="4.009cm" svg:x="17.762cm" svg:y="5.904cm" svg:viewBox="0 0 1056 4010" draw:points="0,0 0,0 527,4010 1056,0">
            <text:p/>
          </draw:polygon>
          <draw:polygon draw:style-name="gr8" draw:text-style-name="P9" draw:layer="layout" svg:width="1.057cm" svg:height="4.009cm" svg:x="18.818cm" svg:y="5.904cm" svg:viewBox="0 0 1058 4010" draw:points="0,0 0,0 529,4010 1058,0">
            <text:p/>
          </draw:polygon>
          <draw:polygon draw:style-name="gr8" draw:text-style-name="P9" draw:layer="layout" svg:width="1.055cm" svg:height="4.009cm" svg:x="19.876cm" svg:y="5.904cm" svg:viewBox="0 0 1056 4010" draw:points="0,0 0,0 529,4010 1056,0">
            <text:p/>
          </draw:polygon>
          <draw:polygon draw:style-name="gr8" draw:text-style-name="P9" draw:layer="layout" svg:width="1.057cm" svg:height="4.009cm" svg:x="20.932cm" svg:y="5.904cm" svg:viewBox="0 0 1058 4010" draw:points="0,0 0,0 530,4010 1058,0">
            <text:p/>
          </draw:polygon>
          <draw:polygon draw:style-name="gr8" draw:text-style-name="P9" draw:layer="layout" svg:width="1.057cm" svg:height="4.009cm" svg:x="21.989cm" svg:y="5.904cm" svg:viewBox="0 0 1058 4010" draw:points="0,0 0,0 529,4010 1058,0">
            <text:p/>
          </draw:polygon>
          <draw:polygon draw:style-name="gr8" draw:text-style-name="P9" draw:layer="layout" svg:width="1.057cm" svg:height="4.009cm" svg:x="23.047cm" svg:y="5.904cm" svg:viewBox="0 0 1058 4010" draw:points="0,0 0,0 529,4010 1058,0">
            <text:p/>
          </draw:polygon>
          <draw:polygon draw:style-name="gr8" draw:text-style-name="P9" draw:layer="layout" svg:width="1.057cm" svg:height="4.009cm" svg:x="24.105cm" svg:y="5.904cm" svg:viewBox="0 0 1058 4010" draw:points="0,0 0,0 527,4010 1058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draw:frame draw:style-name="gr10" draw:text-style-name="P2" draw:layer="layout" svg:width="15.3cm" svg:height="1.997cm" svg:x="11.7cm" svg:y="1.742cm">
          <draw:text-box>
            <text:p text:style-name="P1"><text:span text:style-name="T1">Augmentons le nombre de triangle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1">
        <office:forms form:automatic-focus="false" form:apply-design-mode="false"/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0.898cm" svg:x="5.765cm" svg:y="5.073cm" svg:viewBox="0 0 4050 899" draw:points="0,899 0,899 4050,899 3947,0">
            <text:p/>
          </draw:polygon>
          <draw:polygon draw:style-name="gr7" draw:text-style-name="P8" draw:layer="layout" svg:width="3.647cm" svg:height="2.521cm" svg:x="5.765cm" svg:y="3.451cm" svg:viewBox="0 0 3648 2522" draw:points="0,2522 0,2522 3648,767 3165,0">
            <text:p/>
          </draw:polygon>
          <draw:polygon draw:style-name="gr7" draw:text-style-name="P8" draw:layer="layout" svg:width="2.524cm" svg:height="3.643cm" svg:x="5.765cm" svg:y="2.329cm" svg:viewBox="0 0 2525 3644" draw:points="0,3644 0,3644 2525,481 1757,0">
            <text:p/>
          </draw:polygon>
          <draw:polygon draw:style-name="gr7" draw:text-style-name="P8" draw:layer="layout" svg:width="0.9cm" svg:height="4.043cm" svg:x="5.765cm" svg:y="1.929cm" svg:viewBox="0 0 901 4044" draw:points="0,4044 0,4044 901,100 0,0">
            <text:p/>
          </draw:polygon>
          <draw:polygon draw:style-name="gr7" draw:text-style-name="P8" draw:layer="layout" svg:width="1.756cm" svg:height="3.942cm" svg:x="4.008cm" svg:y="2.029cm" svg:viewBox="0 0 1757 3943" draw:points="1757,3943 1757,3943 855,0 0,300">
            <text:p/>
          </draw:polygon>
          <draw:polygon draw:style-name="gr7" draw:text-style-name="P8" draw:layer="layout" svg:width="3.166cm" svg:height="3.162cm" svg:x="2.599cm" svg:y="2.81cm" svg:viewBox="0 0 3167 3163" draw:points="3167,3163 3167,3163 642,0 0,641">
            <text:p/>
          </draw:polygon>
          <draw:polygon draw:style-name="gr7" draw:text-style-name="P8" draw:layer="layout" svg:width="3.947cm" svg:height="1.754cm" svg:x="1.817cm" svg:y="4.218cm" svg:viewBox="0 0 3948 1755" draw:points="3948,1755 3948,1755 300,0 0,855">
            <text:p/>
          </draw:polygon>
          <draw:polygon draw:style-name="gr7" draw:text-style-name="P8" draw:layer="layout" svg:width="4.048cm" svg:height="0.898cm" svg:x="1.716cm" svg:y="5.973cm" svg:viewBox="0 0 4049 899" draw:points="4049,0 4049,0 0,0 101,899">
            <text:p/>
          </draw:polygon>
          <draw:polygon draw:style-name="gr7" draw:text-style-name="P8" draw:layer="layout" svg:width="3.647cm" svg:height="2.521cm" svg:x="2.117cm" svg:y="5.973cm" svg:viewBox="0 0 3648 2522" draw:points="3648,0 3648,0 0,1755 482,2522">
            <text:p/>
          </draw:polygon>
          <draw:polygon draw:style-name="gr7" draw:text-style-name="P8" draw:layer="layout" svg:width="2.524cm" svg:height="3.643cm" svg:x="3.24cm" svg:y="5.973cm" svg:viewBox="0 0 2525 3644" draw:points="2525,0 2525,0 0,3163 768,3644">
            <text:p/>
          </draw:polygon>
          <draw:polygon draw:style-name="gr7" draw:text-style-name="P8" draw:layer="layout" svg:width="0.901cm" svg:height="4.044cm" svg:x="4.863cm" svg:y="5.973cm" svg:viewBox="0 0 902 4045" draw:points="902,0 902,0 0,3943 902,4045">
            <text:p/>
          </draw:polygon>
          <draw:polygon draw:style-name="gr7" draw:text-style-name="P8" draw:layer="layout" svg:width="1.756cm" svg:height="3.942cm" svg:x="5.765cm" svg:y="5.973cm" svg:viewBox="0 0 1757 3943" draw:points="0,0 0,0 901,3943 1757,3644">
            <text:p/>
          </draw:polygon>
          <draw:polygon draw:style-name="gr7" draw:text-style-name="P8" draw:layer="layout" svg:width="3.164cm" svg:height="3.162cm" svg:x="5.765cm" svg:y="5.973cm" svg:viewBox="0 0 3165 3163" draw:points="0,0 0,0 2525,3163 3165,2522">
            <text:p/>
          </draw:polygon>
          <draw:polygon draw:style-name="gr7" draw:text-style-name="P8" draw:layer="layout" svg:width="3.946cm" svg:height="1.754cm" svg:x="5.765cm" svg:y="5.973cm" svg:viewBox="0 0 3947 1755" draw:points="0,0 0,0 3648,1755 3947,899">
            <text:p/>
          </draw:polygon>
          <draw:polygon draw:style-name="gr7" draw:text-style-name="P8" draw:layer="layout" svg:width="0.906cm" svg:height="4.019cm" svg:x="11.947cm" svg:y="5.895cm" svg:viewBox="0 0 907 4020" draw:points="0,4020 0,4020 907,4020 453,0">
            <text:p/>
          </draw:polygon>
          <draw:polygon draw:style-name="gr7" draw:text-style-name="P8" draw:layer="layout" svg:width="0.906cm" svg:height="4.019cm" svg:x="12.854cm" svg:y="5.895cm" svg:viewBox="0 0 907 4020" draw:points="0,4020 0,4020 907,4020 453,0">
            <text:p/>
          </draw:polygon>
          <draw:polygon draw:style-name="gr7" draw:text-style-name="P8" draw:layer="layout" svg:width="0.906cm" svg:height="4.019cm" svg:x="13.761cm" svg:y="5.895cm" svg:viewBox="0 0 907 4020" draw:points="0,4020 0,4020 907,4020 454,0">
            <text:p/>
          </draw:polygon>
          <draw:polygon draw:style-name="gr7" draw:text-style-name="P8" draw:layer="layout" svg:width="0.907cm" svg:height="4.019cm" svg:x="14.667cm" svg:y="5.895cm" svg:viewBox="0 0 908 4020" draw:points="0,4020 0,4020 908,4020 454,0">
            <text:p/>
          </draw:polygon>
          <draw:polygon draw:style-name="gr7" draw:text-style-name="P8" draw:layer="layout" svg:width="0.904cm" svg:height="4.019cm" svg:x="15.576cm" svg:y="5.895cm" svg:viewBox="0 0 905 4020" draw:points="0,4020 0,4020 905,4020 453,0">
            <text:p/>
          </draw:polygon>
          <draw:polygon draw:style-name="gr7" draw:text-style-name="P8" draw:layer="layout" svg:width="0.906cm" svg:height="4.019cm" svg:x="16.481cm" svg:y="5.895cm" svg:viewBox="0 0 907 4020" draw:points="0,4020 0,4020 907,4020 454,0">
            <text:p/>
          </draw:polygon>
          <draw:polygon draw:style-name="gr7" draw:text-style-name="P8" draw:layer="layout" svg:width="0.906cm" svg:height="4.019cm" svg:x="17.387cm" svg:y="5.895cm" svg:viewBox="0 0 907 4020" draw:points="0,4020 0,4020 907,4020 454,0">
            <text:p/>
          </draw:polygon>
          <draw:polygon draw:style-name="gr7" draw:text-style-name="P8" draw:layer="layout" svg:width="0.907cm" svg:height="4.019cm" svg:x="18.294cm" svg:y="5.895cm" svg:viewBox="0 0 908 4020" draw:points="0,4020 0,4020 908,4020 454,0">
            <text:p/>
          </draw:polygon>
          <draw:polygon draw:style-name="gr7" draw:text-style-name="P8" draw:layer="layout" svg:width="0.906cm" svg:height="4.019cm" svg:x="19.202cm" svg:y="5.895cm" svg:viewBox="0 0 907 4020" draw:points="0,4020 0,4020 907,4020 453,0">
            <text:p/>
          </draw:polygon>
          <draw:polygon draw:style-name="gr7" draw:text-style-name="P8" draw:layer="layout" svg:width="0.904cm" svg:height="4.019cm" svg:x="20.109cm" svg:y="5.895cm" svg:viewBox="0 0 905 4020" draw:points="0,4020 0,4020 905,4020 453,0">
            <text:p/>
          </draw:polygon>
          <draw:polygon draw:style-name="gr7" draw:text-style-name="P8" draw:layer="layout" svg:width="0.907cm" svg:height="4.019cm" svg:x="21.014cm" svg:y="5.895cm" svg:viewBox="0 0 908 4020" draw:points="0,4020 0,4020 908,4020 454,0">
            <text:p/>
          </draw:polygon>
          <draw:polygon draw:style-name="gr7" draw:text-style-name="P8" draw:layer="layout" svg:width="0.906cm" svg:height="4.019cm" svg:x="21.922cm" svg:y="5.895cm" svg:viewBox="0 0 907 4020" draw:points="0,4020 0,4020 907,4020 453,0">
            <text:p/>
          </draw:polygon>
          <draw:polygon draw:style-name="gr7" draw:text-style-name="P8" draw:layer="layout" svg:width="0.906cm" svg:height="4.019cm" svg:x="22.829cm" svg:y="5.895cm" svg:viewBox="0 0 907 4020" draw:points="0,4020 0,4020 907,4020 454,0">
            <text:p/>
          </draw:polygon>
          <draw:polygon draw:style-name="gr7" draw:text-style-name="P8" draw:layer="layout" svg:width="0.907cm" svg:height="4.019cm" svg:x="23.736cm" svg:y="5.895cm" svg:viewBox="0 0 908 4020" draw:points="0,4020 0,4020 908,4020 454,0">
            <text:p/>
          </draw:polygon>
          <draw:polygon draw:style-name="gr8" draw:text-style-name="P9" draw:layer="layout" svg:width="3.946cm" svg:height="1.754cm" svg:x="5.765cm" svg:y="4.218cm" svg:viewBox="0 0 3947 1755" draw:points="0,1755 0,1755 3947,855 3648,0">
            <text:p/>
          </draw:polygon>
          <draw:polygon draw:style-name="gr8" draw:text-style-name="P9" draw:layer="layout" svg:width="3.164cm" svg:height="3.162cm" svg:x="5.765cm" svg:y="2.81cm" svg:viewBox="0 0 3165 3163" draw:points="0,3163 0,3163 3165,641 2525,0">
            <text:p/>
          </draw:polygon>
          <draw:polygon draw:style-name="gr8" draw:text-style-name="P9" draw:layer="layout" svg:width="1.756cm" svg:height="3.942cm" svg:x="5.765cm" svg:y="2.029cm" svg:viewBox="0 0 1757 3943" draw:points="0,3943 0,3943 1757,300 901,0">
            <text:p/>
          </draw:polygon>
          <draw:polygon draw:style-name="gr8" draw:text-style-name="P9" draw:layer="layout" svg:width="0.901cm" svg:height="4.043cm" svg:x="4.863cm" svg:y="1.929cm" svg:viewBox="0 0 902 4044" draw:points="902,4044 902,4044 902,0 0,100">
            <text:p/>
          </draw:polygon>
          <draw:polygon draw:style-name="gr8" draw:text-style-name="P9" draw:layer="layout" svg:width="2.524cm" svg:height="3.643cm" svg:x="3.24cm" svg:y="2.329cm" svg:viewBox="0 0 2525 3644" draw:points="2525,3644 2525,3644 768,0 0,481">
            <text:p/>
          </draw:polygon>
          <draw:polygon draw:style-name="gr8" draw:text-style-name="P9" draw:layer="layout" svg:width="3.647cm" svg:height="2.521cm" svg:x="2.117cm" svg:y="3.451cm" svg:viewBox="0 0 3648 2522" draw:points="3648,2522 3648,2522 482,0 0,767">
            <text:p/>
          </draw:polygon>
          <draw:polygon draw:style-name="gr8" draw:text-style-name="P9" draw:layer="layout" svg:width="4.048cm" svg:height="0.898cm" svg:x="1.716cm" svg:y="5.073cm" svg:viewBox="0 0 4049 899" draw:points="4049,899 4049,899 101,0 0,899">
            <text:p/>
          </draw:polygon>
          <draw:polygon draw:style-name="gr8" draw:text-style-name="P9" draw:layer="layout" svg:width="3.947cm" svg:height="1.754cm" svg:x="1.817cm" svg:y="5.973cm" svg:viewBox="0 0 3948 1755" draw:points="3948,0 3948,0 0,899 300,1755">
            <text:p/>
          </draw:polygon>
          <draw:polygon draw:style-name="gr8" draw:text-style-name="P9" draw:layer="layout" svg:width="3.166cm" svg:height="3.162cm" svg:x="2.599cm" svg:y="5.973cm" svg:viewBox="0 0 3167 3163" draw:points="3167,0 3167,0 0,2522 642,3163">
            <text:p/>
          </draw:polygon>
          <draw:polygon draw:style-name="gr8" draw:text-style-name="P9" draw:layer="layout" svg:width="1.756cm" svg:height="3.942cm" svg:x="4.008cm" svg:y="5.973cm" svg:viewBox="0 0 1757 3943" draw:points="1757,0 1757,0 0,3644 855,3943">
            <text:p/>
          </draw:polygon>
          <draw:polygon draw:style-name="gr8" draw:text-style-name="P9" draw:layer="layout" svg:width="0.9cm" svg:height="4.044cm" svg:x="5.765cm" svg:y="5.973cm" svg:viewBox="0 0 901 4045" draw:points="0,0 0,0 0,4045 901,3943">
            <text:p/>
          </draw:polygon>
          <draw:polygon draw:style-name="gr8" draw:text-style-name="P9" draw:layer="layout" svg:width="2.524cm" svg:height="3.643cm" svg:x="5.765cm" svg:y="5.973cm" svg:viewBox="0 0 2525 3644" draw:points="0,0 0,0 1757,3644 2525,3163">
            <text:p/>
          </draw:polygon>
          <draw:polygon draw:style-name="gr8" draw:text-style-name="P9" draw:layer="layout" svg:width="3.647cm" svg:height="2.521cm" svg:x="5.765cm" svg:y="5.973cm" svg:viewBox="0 0 3648 2522" draw:points="0,0 0,0 3165,2522 3648,1755">
            <text:p/>
          </draw:polygon>
          <draw:polygon draw:style-name="gr8" draw:text-style-name="P9" draw:layer="layout" svg:width="4.049cm" svg:height="0.898cm" svg:x="5.765cm" svg:y="5.973cm" svg:viewBox="0 0 4050 899" draw:points="0,0 0,0 3947,899 4050,0">
            <text:p/>
          </draw:polygon>
          <draw:polygon draw:style-name="gr8" draw:text-style-name="P9" draw:layer="layout" svg:width="0.906cm" svg:height="4.019cm" svg:x="12.4cm" svg:y="5.895cm" svg:viewBox="0 0 907 4020" draw:points="0,0 0,0 454,4020 907,0">
            <text:p/>
          </draw:polygon>
          <draw:polygon draw:style-name="gr8" draw:text-style-name="P9" draw:layer="layout" svg:width="0.907cm" svg:height="4.019cm" svg:x="13.307cm" svg:y="5.895cm" svg:viewBox="0 0 908 4020" draw:points="0,0 0,0 454,4020 908,0">
            <text:p/>
          </draw:polygon>
          <draw:polygon draw:style-name="gr8" draw:text-style-name="P9" draw:layer="layout" svg:width="0.906cm" svg:height="4.019cm" svg:x="14.215cm" svg:y="5.895cm" svg:viewBox="0 0 907 4020" draw:points="0,0 0,0 453,4020 907,0">
            <text:p/>
          </draw:polygon>
          <draw:polygon draw:style-name="gr8" draw:text-style-name="P9" draw:layer="layout" svg:width="0.906cm" svg:height="4.019cm" svg:x="15.122cm" svg:y="5.895cm" svg:viewBox="0 0 907 4020" draw:points="0,0 0,0 454,4020 907,0">
            <text:p/>
          </draw:polygon>
          <draw:polygon draw:style-name="gr8" draw:text-style-name="P9" draw:layer="layout" svg:width="0.906cm" svg:height="4.019cm" svg:x="16.028cm" svg:y="5.895cm" svg:viewBox="0 0 907 4020" draw:points="0,0 0,0 453,4020 907,0">
            <text:p/>
          </draw:polygon>
          <draw:polygon draw:style-name="gr8" draw:text-style-name="P9" draw:layer="layout" svg:width="0.906cm" svg:height="4.019cm" svg:x="16.935cm" svg:y="5.895cm" svg:viewBox="0 0 907 4020" draw:points="0,0 0,0 453,4020 907,0">
            <text:p/>
          </draw:polygon>
          <draw:polygon draw:style-name="gr8" draw:text-style-name="P9" draw:layer="layout" svg:width="0.906cm" svg:height="4.019cm" svg:x="17.842cm" svg:y="5.895cm" svg:viewBox="0 0 907 4020" draw:points="0,0 0,0 453,4020 907,0">
            <text:p/>
          </draw:polygon>
          <draw:polygon draw:style-name="gr8" draw:text-style-name="P9" draw:layer="layout" svg:width="0.906cm" svg:height="4.019cm" svg:x="18.748cm" svg:y="5.895cm" svg:viewBox="0 0 907 4020" draw:points="0,0 0,0 454,4020 907,0">
            <text:p/>
          </draw:polygon>
          <draw:polygon draw:style-name="gr8" draw:text-style-name="P9" draw:layer="layout" svg:width="0.906cm" svg:height="4.019cm" svg:x="19.655cm" svg:y="5.895cm" svg:viewBox="0 0 907 4020" draw:points="0,0 0,0 454,4020 907,0">
            <text:p/>
          </draw:polygon>
          <draw:polygon draw:style-name="gr8" draw:text-style-name="P9" draw:layer="layout" svg:width="0.906cm" svg:height="4.019cm" svg:x="20.562cm" svg:y="5.895cm" svg:viewBox="0 0 907 4020" draw:points="0,0 0,0 453,4020 907,0">
            <text:p/>
          </draw:polygon>
          <draw:polygon draw:style-name="gr8" draw:text-style-name="P9" draw:layer="layout" svg:width="0.906cm" svg:height="4.019cm" svg:x="21.468cm" svg:y="5.895cm" svg:viewBox="0 0 907 4020" draw:points="0,0 0,0 454,4020 907,0">
            <text:p/>
          </draw:polygon>
          <draw:polygon draw:style-name="gr8" draw:text-style-name="P9" draw:layer="layout" svg:width="0.907cm" svg:height="4.019cm" svg:x="22.375cm" svg:y="5.895cm" svg:viewBox="0 0 908 4020" draw:points="0,0 0,0 454,4020 908,0">
            <text:p/>
          </draw:polygon>
          <draw:polygon draw:style-name="gr8" draw:text-style-name="P9" draw:layer="layout" svg:width="0.906cm" svg:height="4.019cm" svg:x="23.283cm" svg:y="5.895cm" svg:viewBox="0 0 907 4020" draw:points="0,0 0,0 453,4020 907,0">
            <text:p/>
          </draw:polygon>
          <draw:polygon draw:style-name="gr8" draw:text-style-name="P9" draw:layer="layout" svg:width="0.904cm" svg:height="4.019cm" svg:x="24.19cm" svg:y="5.895cm" svg:viewBox="0 0 905 4020" draw:points="0,0 0,0 454,4020 905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draw:frame draw:style-name="gr10" draw:text-style-name="P2" draw:layer="layout" svg:width="15.3cm" svg:height="1.997cm" svg:x="11.7cm" svg:y="1.742cm">
          <draw:text-box>
            <text:p text:style-name="P1"><text:span text:style-name="T1">Augmentons le nombre de triangle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1">
        <office:forms form:automatic-focus="false" form:apply-design-mode="false"/>
        <draw:frame draw:style-name="gr9" draw:text-style-name="P2" draw:layer="layout" svg:width="14.802cm" svg:height="3.326cm" svg:x="11.7cm" svg:y="1.74cm">
          <draw:text-box>
            <text:p text:style-name="P1"><text:span text:style-name="T1">En continuant indéfiniment, </text:span><text:span text:style-name="T1"><text:line-break/></text:span><text:span text:style-name="T1">quelles seraient les dimensions du parallélogramme ci-dessous ?</text:span></text:p>
          </draw:text-box>
        </draw:frame>
        <draw:line draw:style-name="gr11" draw:text-style-name="P10" draw:layer="layout" svg:x1="12cm" svg:y1="10.243cm" svg:x2="24.5cm" svg:y2="10.243cm">
          <text:p/>
        </draw:line>
        <draw:line draw:style-name="gr12" draw:text-style-name="P10" draw:layer="layout" svg:x1="11.619cm" svg:y1="10cm" svg:x2="11.619cm" svg:y2="5.8cm">
          <text:p/>
        </draw:line>
        <draw:frame draw:style-name="gr13" draw:text-style-name="P12" draw:layer="layout" svg:width="1.5cm" svg:height="1.276cm" svg:x="17.3cm" svg:y="10.142cm">
          <draw:text-box>
            <text:p text:style-name="P11"><text:span text:style-name="T3">?</text:span></text:p>
          </draw:text-box>
        </draw:frame>
        <draw:frame draw:style-name="gr13" draw:text-style-name="P13" draw:layer="layout" svg:width="1.5cm" svg:height="1.276cm" svg:x="10.6cm" svg:y="7.315cm">
          <draw:text-box>
            <text:p text:style-name="P1"><text:span text:style-name="T4">?</text:span></text:p>
          </draw:text-box>
        </draw:frame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0.789cm" svg:x="5.765cm" svg:y="5.183cm" svg:viewBox="0 0 4050 790" draw:points="0,790 0,790 4050,790 3971,0">
            <text:p/>
          </draw:polygon>
          <draw:polygon draw:style-name="gr7" draw:text-style-name="P8" draw:layer="layout" svg:width="3.74cm" svg:height="2.245cm" svg:x="5.765cm" svg:y="3.726cm" svg:viewBox="0 0 3741 2246" draw:points="0,2246 0,2246 3741,699 3366,0">
            <text:p/>
          </draw:polygon>
          <draw:polygon draw:style-name="gr7" draw:text-style-name="P8" draw:layer="layout" svg:width="2.862cm" svg:height="3.363cm" svg:x="5.765cm" svg:y="2.609cm" svg:viewBox="0 0 2863 3364" draw:points="0,3364 0,3364 2863,504 2249,0">
            <text:p/>
          </draw:polygon>
          <draw:polygon draw:style-name="gr7" draw:text-style-name="P8" draw:layer="layout" svg:width="1.549cm" svg:height="3.965cm" svg:x="5.765cm" svg:y="2.006cm" svg:viewBox="0 0 1550 3966" draw:points="0,3966 0,3966 1550,230 789,0">
            <text:p/>
          </draw:polygon>
          <draw:polygon draw:style-name="gr7" draw:text-style-name="P8" draw:layer="layout" svg:width="0.79cm" svg:height="4.043cm" svg:x="4.974cm" svg:y="1.929cm" svg:viewBox="0 0 791 4044" draw:points="791,4044 791,4044 791,0 0,78">
            <text:p/>
          </draw:polygon>
          <draw:polygon draw:style-name="gr7" draw:text-style-name="P8" draw:layer="layout" svg:width="2.248cm" svg:height="3.735cm" svg:x="3.516cm" svg:y="2.236cm" svg:viewBox="0 0 2249 3736" draw:points="2249,3736 2249,3736 698,0 0,373">
            <text:p/>
          </draw:polygon>
          <draw:polygon draw:style-name="gr7" draw:text-style-name="P8" draw:layer="layout" svg:width="3.367cm" svg:height="2.859cm" svg:x="2.398cm" svg:y="3.113cm" svg:viewBox="0 0 3368 2860" draw:points="3368,2860 3368,2860 503,0 0,613">
            <text:p/>
          </draw:polygon>
          <draw:polygon draw:style-name="gr7" draw:text-style-name="P8" draw:layer="layout" svg:width="3.972cm" svg:height="1.547cm" svg:x="1.793cm" svg:y="4.425cm" svg:viewBox="0 0 3973 1548" draw:points="3973,1548 3973,1548 232,0 0,758">
            <text:p/>
          </draw:polygon>
          <draw:polygon draw:style-name="gr7" draw:text-style-name="P8" draw:layer="layout" svg:width="4.048cm" svg:height="0.789cm" svg:x="1.716cm" svg:y="5.973cm" svg:viewBox="0 0 4049 790" draw:points="4049,0 4049,0 0,0 76,790">
            <text:p/>
          </draw:polygon>
          <draw:polygon draw:style-name="gr7" draw:text-style-name="P8" draw:layer="layout" svg:width="3.74cm" svg:height="2.245cm" svg:x="2.024cm" svg:y="5.973cm" svg:viewBox="0 0 3741 2246" draw:points="3741,0 3741,0 0,1548 373,2246">
            <text:p/>
          </draw:polygon>
          <draw:polygon draw:style-name="gr7" draw:text-style-name="P8" draw:layer="layout" svg:width="2.864cm" svg:height="3.363cm" svg:x="2.9cm" svg:y="5.973cm" svg:viewBox="0 0 2865 3364" draw:points="2865,0 2865,0 0,2860 616,3364">
            <text:p/>
          </draw:polygon>
          <draw:polygon draw:style-name="gr7" draw:text-style-name="P8" draw:layer="layout" svg:width="1.55cm" svg:height="3.967cm" svg:x="4.214cm" svg:y="5.973cm" svg:viewBox="0 0 1551 3968" draw:points="1551,0 1551,0 0,3736 760,3968">
            <text:p/>
          </draw:polygon>
          <draw:polygon draw:style-name="gr7" draw:text-style-name="P8" draw:layer="layout" svg:width="0.788cm" svg:height="4.044cm" svg:x="5.765cm" svg:y="5.973cm" svg:viewBox="0 0 789 4045" draw:points="0,0 0,0 0,4045 789,3968">
            <text:p/>
          </draw:polygon>
          <draw:polygon draw:style-name="gr7" draw:text-style-name="P8" draw:layer="layout" svg:width="2.248cm" svg:height="3.735cm" svg:x="5.765cm" svg:y="5.973cm" svg:viewBox="0 0 2249 3736" draw:points="0,0 0,0 1550,3736 2249,3364">
            <text:p/>
          </draw:polygon>
          <draw:polygon draw:style-name="gr7" draw:text-style-name="P8" draw:layer="layout" svg:width="3.365cm" svg:height="2.859cm" svg:x="5.765cm" svg:y="5.973cm" svg:viewBox="0 0 3366 2860" draw:points="0,0 0,0 2863,2860 3366,2246">
            <text:p/>
          </draw:polygon>
          <draw:polygon draw:style-name="gr7" draw:text-style-name="P8" draw:layer="layout" svg:width="3.97cm" svg:height="1.547cm" svg:x="5.765cm" svg:y="5.973cm" svg:viewBox="0 0 3971 1548" draw:points="0,0 0,0 3741,1548 3971,790">
            <text:p/>
          </draw:polygon>
          <draw:polygon draw:style-name="gr7" draw:text-style-name="P8" draw:layer="layout" svg:width="0.793cm" svg:height="4.025cm" svg:x="11.947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2.741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3.535cm" svg:y="5.889cm" svg:viewBox="0 0 794 4026" draw:points="0,4026 0,4026 794,4026 396,0">
            <text:p/>
          </draw:polygon>
          <draw:polygon draw:style-name="gr7" draw:text-style-name="P8" draw:layer="layout" svg:width="0.793cm" svg:height="4.025cm" svg:x="14.329cm" svg:y="5.889cm" svg:viewBox="0 0 794 4026" draw:points="0,4026 0,4026 794,4026 396,0">
            <text:p/>
          </draw:polygon>
          <draw:polygon draw:style-name="gr7" draw:text-style-name="P8" draw:layer="layout" svg:width="0.793cm" svg:height="4.025cm" svg:x="15.123cm" svg:y="5.889cm" svg:viewBox="0 0 794 4026" draw:points="0,4026 0,4026 794,4026 396,0">
            <text:p/>
          </draw:polygon>
          <draw:polygon draw:style-name="gr7" draw:text-style-name="P8" draw:layer="layout" svg:width="0.791cm" svg:height="4.025cm" svg:x="15.917cm" svg:y="5.889cm" svg:viewBox="0 0 792 4026" draw:points="0,4026 0,4026 792,4026 396,0">
            <text:p/>
          </draw:polygon>
          <draw:polygon draw:style-name="gr7" draw:text-style-name="P8" draw:layer="layout" svg:width="0.793cm" svg:height="4.025cm" svg:x="16.709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7.503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8.297cm" svg:y="5.889cm" svg:viewBox="0 0 794 4026" draw:points="0,4026 0,4026 794,4026 398,0">
            <text:p/>
          </draw:polygon>
          <draw:polygon draw:style-name="gr7" draw:text-style-name="P8" draw:layer="layout" svg:width="0.794cm" svg:height="4.025cm" svg:x="19.091cm" svg:y="5.889cm" svg:viewBox="0 0 795 4026" draw:points="0,4026 0,4026 795,4026 398,0">
            <text:p/>
          </draw:polygon>
          <draw:polygon draw:style-name="gr7" draw:text-style-name="P8" draw:layer="layout" svg:width="0.793cm" svg:height="4.025cm" svg:x="19.887cm" svg:y="5.889cm" svg:viewBox="0 0 794 4026" draw:points="0,4026 0,4026 794,4026 396,0">
            <text:p/>
          </draw:polygon>
          <draw:polygon draw:style-name="gr7" draw:text-style-name="P8" draw:layer="layout" svg:width="0.793cm" svg:height="4.025cm" svg:x="20.68cm" svg:y="5.889cm" svg:viewBox="0 0 794 4026" draw:points="0,4026 0,4026 794,4026 396,0">
            <text:p/>
          </draw:polygon>
          <draw:polygon draw:style-name="gr7" draw:text-style-name="P8" draw:layer="layout" svg:width="0.791cm" svg:height="4.025cm" svg:x="21.474cm" svg:y="5.889cm" svg:viewBox="0 0 792 4026" draw:points="0,4026 0,4026 792,4026 396,0">
            <text:p/>
          </draw:polygon>
          <draw:polygon draw:style-name="gr7" draw:text-style-name="P8" draw:layer="layout" svg:width="0.793cm" svg:height="4.025cm" svg:x="22.267cm" svg:y="5.889cm" svg:viewBox="0 0 794 4026" draw:points="0,4026 0,4026 794,4026 398,0">
            <text:p/>
          </draw:polygon>
          <draw:polygon draw:style-name="gr7" draw:text-style-name="P8" draw:layer="layout" svg:width="0.793cm" svg:height="4.025cm" svg:x="23.061cm" svg:y="5.889cm" svg:viewBox="0 0 794 4026" draw:points="0,4026 0,4026 794,4026 398,0">
            <text:p/>
          </draw:polygon>
          <draw:polygon draw:style-name="gr7" draw:text-style-name="P8" draw:layer="layout" svg:width="0.793cm" svg:height="4.025cm" svg:x="23.855cm" svg:y="5.889cm" svg:viewBox="0 0 794 4026" draw:points="0,4026 0,4026 794,4026 398,0">
            <text:p/>
          </draw:polygon>
          <draw:polygon draw:style-name="gr8" draw:text-style-name="P9" draw:layer="layout" svg:width="3.97cm" svg:height="1.547cm" svg:x="5.765cm" svg:y="4.425cm" svg:viewBox="0 0 3971 1548" draw:points="0,1548 0,1548 3971,758 3741,0">
            <text:p/>
          </draw:polygon>
          <draw:polygon draw:style-name="gr8" draw:text-style-name="P9" draw:layer="layout" svg:width="3.365cm" svg:height="2.859cm" svg:x="5.765cm" svg:y="3.113cm" svg:viewBox="0 0 3366 2860" draw:points="0,2860 0,2860 3366,613 2863,0">
            <text:p/>
          </draw:polygon>
          <draw:polygon draw:style-name="gr8" draw:text-style-name="P9" draw:layer="layout" svg:width="2.248cm" svg:height="3.735cm" svg:x="5.765cm" svg:y="2.236cm" svg:viewBox="0 0 2249 3736" draw:points="0,3736 0,3736 2249,373 1550,0">
            <text:p/>
          </draw:polygon>
          <draw:polygon draw:style-name="gr8" draw:text-style-name="P9" draw:layer="layout" svg:width="0.788cm" svg:height="4.043cm" svg:x="5.765cm" svg:y="1.929cm" svg:viewBox="0 0 789 4044" draw:points="0,4044 0,4044 789,78 0,0">
            <text:p/>
          </draw:polygon>
          <draw:polygon draw:style-name="gr8" draw:text-style-name="P9" draw:layer="layout" svg:width="1.55cm" svg:height="3.965cm" svg:x="4.214cm" svg:y="2.006cm" svg:viewBox="0 0 1551 3966" draw:points="1551,3966 1551,3966 760,0 0,230">
            <text:p/>
          </draw:polygon>
          <draw:polygon draw:style-name="gr8" draw:text-style-name="P9" draw:layer="layout" svg:width="2.864cm" svg:height="3.363cm" svg:x="2.9cm" svg:y="2.609cm" svg:viewBox="0 0 2865 3364" draw:points="2865,3364 2865,3364 616,0 0,504">
            <text:p/>
          </draw:polygon>
          <draw:polygon draw:style-name="gr8" draw:text-style-name="P9" draw:layer="layout" svg:width="3.74cm" svg:height="2.245cm" svg:x="2.024cm" svg:y="3.726cm" svg:viewBox="0 0 3741 2246" draw:points="3741,2246 3741,2246 373,0 0,699">
            <text:p/>
          </draw:polygon>
          <draw:polygon draw:style-name="gr8" draw:text-style-name="P9" draw:layer="layout" svg:width="4.048cm" svg:height="0.789cm" svg:x="1.716cm" svg:y="5.183cm" svg:viewBox="0 0 4049 790" draw:points="4049,790 4049,790 76,0 0,790">
            <text:p/>
          </draw:polygon>
          <draw:polygon draw:style-name="gr8" draw:text-style-name="P9" draw:layer="layout" svg:width="3.972cm" svg:height="1.547cm" svg:x="1.793cm" svg:y="5.973cm" svg:viewBox="0 0 3973 1548" draw:points="3973,0 3973,0 0,790 232,1548">
            <text:p/>
          </draw:polygon>
          <draw:polygon draw:style-name="gr8" draw:text-style-name="P9" draw:layer="layout" svg:width="3.367cm" svg:height="2.859cm" svg:x="2.398cm" svg:y="5.973cm" svg:viewBox="0 0 3368 2860" draw:points="3368,0 3368,0 0,2246 503,2860">
            <text:p/>
          </draw:polygon>
          <draw:polygon draw:style-name="gr8" draw:text-style-name="P9" draw:layer="layout" svg:width="2.248cm" svg:height="3.735cm" svg:x="3.516cm" svg:y="5.973cm" svg:viewBox="0 0 2249 3736" draw:points="2249,0 2249,0 0,3364 698,3736">
            <text:p/>
          </draw:polygon>
          <draw:polygon draw:style-name="gr8" draw:text-style-name="P9" draw:layer="layout" svg:width="0.79cm" svg:height="4.044cm" svg:x="4.974cm" svg:y="5.973cm" svg:viewBox="0 0 791 4045" draw:points="791,0 791,0 0,3968 791,4045">
            <text:p/>
          </draw:polygon>
          <draw:polygon draw:style-name="gr8" draw:text-style-name="P9" draw:layer="layout" svg:width="1.549cm" svg:height="3.967cm" svg:x="5.765cm" svg:y="5.973cm" svg:viewBox="0 0 1550 3968" draw:points="0,0 0,0 789,3968 1550,3736">
            <text:p/>
          </draw:polygon>
          <draw:polygon draw:style-name="gr8" draw:text-style-name="P9" draw:layer="layout" svg:width="2.862cm" svg:height="3.363cm" svg:x="5.765cm" svg:y="5.973cm" svg:viewBox="0 0 2863 3364" draw:points="0,0 0,0 2249,3364 2863,2860">
            <text:p/>
          </draw:polygon>
          <draw:polygon draw:style-name="gr8" draw:text-style-name="P9" draw:layer="layout" svg:width="3.74cm" svg:height="2.245cm" svg:x="5.765cm" svg:y="5.973cm" svg:viewBox="0 0 3741 2246" draw:points="0,0 0,0 3366,2246 3741,1548">
            <text:p/>
          </draw:polygon>
          <draw:polygon draw:style-name="gr8" draw:text-style-name="P9" draw:layer="layout" svg:width="4.049cm" svg:height="0.789cm" svg:x="5.765cm" svg:y="5.973cm" svg:viewBox="0 0 4050 790" draw:points="0,0 0,0 3971,790 4050,0">
            <text:p/>
          </draw:polygon>
          <draw:polygon draw:style-name="gr8" draw:text-style-name="P9" draw:layer="layout" svg:width="0.793cm" svg:height="4.025cm" svg:x="12.345cm" svg:y="5.889cm" svg:viewBox="0 0 794 4026" draw:points="0,0 0,0 396,4026 794,0">
            <text:p/>
          </draw:polygon>
          <draw:polygon draw:style-name="gr8" draw:text-style-name="P9" draw:layer="layout" svg:width="0.791cm" svg:height="4.025cm" svg:x="13.139cm" svg:y="5.889cm" svg:viewBox="0 0 792 4026" draw:points="0,0 0,0 396,4026 792,0">
            <text:p/>
          </draw:polygon>
          <draw:polygon draw:style-name="gr8" draw:text-style-name="P9" draw:layer="layout" svg:width="0.793cm" svg:height="4.025cm" svg:x="13.931cm" svg:y="5.889cm" svg:viewBox="0 0 794 4026" draw:points="0,0 0,0 398,4026 794,0">
            <text:p/>
          </draw:polygon>
          <draw:polygon draw:style-name="gr8" draw:text-style-name="P9" draw:layer="layout" svg:width="0.793cm" svg:height="4.025cm" svg:x="14.725cm" svg:y="5.889cm" svg:viewBox="0 0 794 4026" draw:points="0,0 0,0 398,4026 794,0">
            <text:p/>
          </draw:polygon>
          <draw:polygon draw:style-name="gr8" draw:text-style-name="P9" draw:layer="layout" svg:width="0.793cm" svg:height="4.025cm" svg:x="15.519cm" svg:y="5.889cm" svg:viewBox="0 0 794 4026" draw:points="0,0 0,0 398,4026 794,0">
            <text:p/>
          </draw:polygon>
          <draw:polygon draw:style-name="gr8" draw:text-style-name="P9" draw:layer="layout" svg:width="0.793cm" svg:height="4.025cm" svg:x="16.313cm" svg:y="5.889cm" svg:viewBox="0 0 794 4026" draw:points="0,0 0,0 396,4026 794,0">
            <text:p/>
          </draw:polygon>
          <draw:polygon draw:style-name="gr8" draw:text-style-name="P9" draw:layer="layout" svg:width="0.793cm" svg:height="4.025cm" svg:x="17.107cm" svg:y="5.889cm" svg:viewBox="0 0 794 4026" draw:points="0,0 0,0 396,4026 794,0">
            <text:p/>
          </draw:polygon>
          <draw:polygon draw:style-name="gr8" draw:text-style-name="P9" draw:layer="layout" svg:width="0.793cm" svg:height="4.025cm" svg:x="17.901cm" svg:y="5.889cm" svg:viewBox="0 0 794 4026" draw:points="0,0 0,0 396,4026 794,0">
            <text:p/>
          </draw:polygon>
          <draw:polygon draw:style-name="gr8" draw:text-style-name="P9" draw:layer="layout" svg:width="0.793cm" svg:height="4.025cm" svg:x="18.695cm" svg:y="5.889cm" svg:viewBox="0 0 794 4026" draw:points="0,0 0,0 396,4026 794,0">
            <text:p/>
          </draw:polygon>
          <draw:polygon draw:style-name="gr8" draw:text-style-name="P9" draw:layer="layout" svg:width="0.793cm" svg:height="4.025cm" svg:x="19.489cm" svg:y="5.889cm" svg:viewBox="0 0 794 4026" draw:points="0,0 0,0 398,4026 794,0">
            <text:p/>
          </draw:polygon>
          <draw:polygon draw:style-name="gr8" draw:text-style-name="P9" draw:layer="layout" svg:width="0.793cm" svg:height="4.025cm" svg:x="20.283cm" svg:y="5.889cm" svg:viewBox="0 0 794 4026" draw:points="0,0 0,0 398,4026 794,0">
            <text:p/>
          </draw:polygon>
          <draw:polygon draw:style-name="gr8" draw:text-style-name="P9" draw:layer="layout" svg:width="0.793cm" svg:height="4.025cm" svg:x="21.077cm" svg:y="5.889cm" svg:viewBox="0 0 794 4026" draw:points="0,0 0,0 398,4026 794,0">
            <text:p/>
          </draw:polygon>
          <draw:polygon draw:style-name="gr8" draw:text-style-name="P9" draw:layer="layout" svg:width="0.793cm" svg:height="4.025cm" svg:x="21.871cm" svg:y="5.889cm" svg:viewBox="0 0 794 4026" draw:points="0,0 0,0 396,4026 794,0">
            <text:p/>
          </draw:polygon>
          <draw:polygon draw:style-name="gr8" draw:text-style-name="P9" draw:layer="layout" svg:width="0.793cm" svg:height="4.025cm" svg:x="22.665cm" svg:y="5.889cm" svg:viewBox="0 0 794 4026" draw:points="0,0 0,0 396,4026 794,0">
            <text:p/>
          </draw:polygon>
          <draw:polygon draw:style-name="gr8" draw:text-style-name="P9" draw:layer="layout" svg:width="0.793cm" svg:height="4.025cm" svg:x="23.458cm" svg:y="5.889cm" svg:viewBox="0 0 794 4026" draw:points="0,0 0,0 396,4026 794,0">
            <text:p/>
          </draw:polygon>
          <draw:polygon draw:style-name="gr8" draw:text-style-name="P9" draw:layer="layout" svg:width="0.791cm" svg:height="4.025cm" svg:x="24.252cm" svg:y="5.889cm" svg:viewBox="0 0 792 4026" draw:points="0,0 0,0 396,4026 792,0">
            <text:p/>
          </draw:polygon>
          <draw:g>
            <draw:line draw:style-name="gr4" draw:text-style-name="P5" draw:layer="layout" svg:x1="5.767cm" svg:y1="5.961cm" svg:x2="9.817cm" svg:y2="5.951cm">
              <text:p/>
            </draw:line>
            <draw:frame draw:style-name="gr5" draw:text-style-name="P6" draw:layer="layout" svg:width="1.497cm" svg:height="2.93cm" svg:x="7.463cm" svg:y="4.7cm">
              <draw:text-box>
                <text:p text:style-name="P1"><text:span text:style-name="T2">r</text:span></text:p>
              </draw:text-box>
            </draw:frame>
          </draw:g>
        </draw:g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1">
        <office:forms form:automatic-focus="false" form:apply-design-mode="false"/>
        <draw:line draw:style-name="gr11" draw:text-style-name="P10" draw:layer="layout" svg:x1="12cm" svg:y1="10.243cm" svg:x2="24.5cm" svg:y2="10.243cm">
          <text:p/>
        </draw:line>
        <draw:line draw:style-name="gr12" draw:text-style-name="P10" draw:layer="layout" svg:x1="11.619cm" svg:y1="10cm" svg:x2="11.619cm" svg:y2="5.8cm">
          <text:p/>
        </draw:line>
        <draw:frame draw:style-name="gr13" draw:text-style-name="P13" draw:layer="layout" svg:width="1.5cm" svg:height="1.276cm" svg:x="10.8cm" svg:y="7.315cm">
          <draw:text-box>
            <text:p text:style-name="P1"><text:span text:style-name="T4">r</text:span></text:p>
          </draw:text-box>
        </draw:frame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0.789cm" svg:x="5.765cm" svg:y="5.183cm" svg:viewBox="0 0 4050 790" draw:points="0,790 0,790 4050,790 3971,0">
            <text:p/>
          </draw:polygon>
          <draw:polygon draw:style-name="gr7" draw:text-style-name="P8" draw:layer="layout" svg:width="3.74cm" svg:height="2.245cm" svg:x="5.765cm" svg:y="3.726cm" svg:viewBox="0 0 3741 2246" draw:points="0,2246 0,2246 3741,699 3366,0">
            <text:p/>
          </draw:polygon>
          <draw:polygon draw:style-name="gr7" draw:text-style-name="P8" draw:layer="layout" svg:width="2.862cm" svg:height="3.363cm" svg:x="5.765cm" svg:y="2.609cm" svg:viewBox="0 0 2863 3364" draw:points="0,3364 0,3364 2863,504 2249,0">
            <text:p/>
          </draw:polygon>
          <draw:polygon draw:style-name="gr7" draw:text-style-name="P8" draw:layer="layout" svg:width="1.549cm" svg:height="3.965cm" svg:x="5.765cm" svg:y="2.006cm" svg:viewBox="0 0 1550 3966" draw:points="0,3966 0,3966 1550,230 789,0">
            <text:p/>
          </draw:polygon>
          <draw:polygon draw:style-name="gr7" draw:text-style-name="P8" draw:layer="layout" svg:width="0.79cm" svg:height="4.043cm" svg:x="4.974cm" svg:y="1.929cm" svg:viewBox="0 0 791 4044" draw:points="791,4044 791,4044 791,0 0,78">
            <text:p/>
          </draw:polygon>
          <draw:polygon draw:style-name="gr7" draw:text-style-name="P8" draw:layer="layout" svg:width="2.248cm" svg:height="3.735cm" svg:x="3.516cm" svg:y="2.236cm" svg:viewBox="0 0 2249 3736" draw:points="2249,3736 2249,3736 698,0 0,373">
            <text:p/>
          </draw:polygon>
          <draw:polygon draw:style-name="gr7" draw:text-style-name="P8" draw:layer="layout" svg:width="3.367cm" svg:height="2.859cm" svg:x="2.398cm" svg:y="3.113cm" svg:viewBox="0 0 3368 2860" draw:points="3368,2860 3368,2860 503,0 0,613">
            <text:p/>
          </draw:polygon>
          <draw:polygon draw:style-name="gr7" draw:text-style-name="P8" draw:layer="layout" svg:width="3.972cm" svg:height="1.547cm" svg:x="1.793cm" svg:y="4.425cm" svg:viewBox="0 0 3973 1548" draw:points="3973,1548 3973,1548 232,0 0,758">
            <text:p/>
          </draw:polygon>
          <draw:polygon draw:style-name="gr7" draw:text-style-name="P8" draw:layer="layout" svg:width="4.048cm" svg:height="0.789cm" svg:x="1.716cm" svg:y="5.973cm" svg:viewBox="0 0 4049 790" draw:points="4049,0 4049,0 0,0 76,790">
            <text:p/>
          </draw:polygon>
          <draw:polygon draw:style-name="gr7" draw:text-style-name="P8" draw:layer="layout" svg:width="3.74cm" svg:height="2.245cm" svg:x="2.024cm" svg:y="5.973cm" svg:viewBox="0 0 3741 2246" draw:points="3741,0 3741,0 0,1548 373,2246">
            <text:p/>
          </draw:polygon>
          <draw:polygon draw:style-name="gr7" draw:text-style-name="P8" draw:layer="layout" svg:width="2.864cm" svg:height="3.363cm" svg:x="2.9cm" svg:y="5.973cm" svg:viewBox="0 0 2865 3364" draw:points="2865,0 2865,0 0,2860 616,3364">
            <text:p/>
          </draw:polygon>
          <draw:polygon draw:style-name="gr7" draw:text-style-name="P8" draw:layer="layout" svg:width="1.55cm" svg:height="3.967cm" svg:x="4.214cm" svg:y="5.973cm" svg:viewBox="0 0 1551 3968" draw:points="1551,0 1551,0 0,3736 760,3968">
            <text:p/>
          </draw:polygon>
          <draw:polygon draw:style-name="gr7" draw:text-style-name="P8" draw:layer="layout" svg:width="0.788cm" svg:height="4.044cm" svg:x="5.765cm" svg:y="5.973cm" svg:viewBox="0 0 789 4045" draw:points="0,0 0,0 0,4045 789,3968">
            <text:p/>
          </draw:polygon>
          <draw:polygon draw:style-name="gr7" draw:text-style-name="P8" draw:layer="layout" svg:width="2.248cm" svg:height="3.735cm" svg:x="5.765cm" svg:y="5.973cm" svg:viewBox="0 0 2249 3736" draw:points="0,0 0,0 1550,3736 2249,3364">
            <text:p/>
          </draw:polygon>
          <draw:polygon draw:style-name="gr7" draw:text-style-name="P8" draw:layer="layout" svg:width="3.365cm" svg:height="2.859cm" svg:x="5.765cm" svg:y="5.973cm" svg:viewBox="0 0 3366 2860" draw:points="0,0 0,0 2863,2860 3366,2246">
            <text:p/>
          </draw:polygon>
          <draw:polygon draw:style-name="gr7" draw:text-style-name="P8" draw:layer="layout" svg:width="3.97cm" svg:height="1.547cm" svg:x="5.765cm" svg:y="5.973cm" svg:viewBox="0 0 3971 1548" draw:points="0,0 0,0 3741,1548 3971,790">
            <text:p/>
          </draw:polygon>
          <draw:polygon draw:style-name="gr7" draw:text-style-name="P8" draw:layer="layout" svg:width="0.793cm" svg:height="4.025cm" svg:x="11.947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2.741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3.535cm" svg:y="5.889cm" svg:viewBox="0 0 794 4026" draw:points="0,4026 0,4026 794,4026 396,0">
            <text:p/>
          </draw:polygon>
          <draw:polygon draw:style-name="gr7" draw:text-style-name="P8" draw:layer="layout" svg:width="0.793cm" svg:height="4.025cm" svg:x="14.329cm" svg:y="5.889cm" svg:viewBox="0 0 794 4026" draw:points="0,4026 0,4026 794,4026 396,0">
            <text:p/>
          </draw:polygon>
          <draw:polygon draw:style-name="gr7" draw:text-style-name="P8" draw:layer="layout" svg:width="0.793cm" svg:height="4.025cm" svg:x="15.123cm" svg:y="5.889cm" svg:viewBox="0 0 794 4026" draw:points="0,4026 0,4026 794,4026 396,0">
            <text:p/>
          </draw:polygon>
          <draw:polygon draw:style-name="gr7" draw:text-style-name="P8" draw:layer="layout" svg:width="0.791cm" svg:height="4.025cm" svg:x="15.917cm" svg:y="5.889cm" svg:viewBox="0 0 792 4026" draw:points="0,4026 0,4026 792,4026 396,0">
            <text:p/>
          </draw:polygon>
          <draw:polygon draw:style-name="gr7" draw:text-style-name="P8" draw:layer="layout" svg:width="0.793cm" svg:height="4.025cm" svg:x="16.709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7.503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8.297cm" svg:y="5.889cm" svg:viewBox="0 0 794 4026" draw:points="0,4026 0,4026 794,4026 398,0">
            <text:p/>
          </draw:polygon>
          <draw:polygon draw:style-name="gr7" draw:text-style-name="P8" draw:layer="layout" svg:width="0.794cm" svg:height="4.025cm" svg:x="19.091cm" svg:y="5.889cm" svg:viewBox="0 0 795 4026" draw:points="0,4026 0,4026 795,4026 398,0">
            <text:p/>
          </draw:polygon>
          <draw:polygon draw:style-name="gr7" draw:text-style-name="P8" draw:layer="layout" svg:width="0.793cm" svg:height="4.025cm" svg:x="19.887cm" svg:y="5.889cm" svg:viewBox="0 0 794 4026" draw:points="0,4026 0,4026 794,4026 396,0">
            <text:p/>
          </draw:polygon>
          <draw:polygon draw:style-name="gr7" draw:text-style-name="P8" draw:layer="layout" svg:width="0.793cm" svg:height="4.025cm" svg:x="20.68cm" svg:y="5.889cm" svg:viewBox="0 0 794 4026" draw:points="0,4026 0,4026 794,4026 396,0">
            <text:p/>
          </draw:polygon>
          <draw:polygon draw:style-name="gr7" draw:text-style-name="P8" draw:layer="layout" svg:width="0.791cm" svg:height="4.025cm" svg:x="21.474cm" svg:y="5.889cm" svg:viewBox="0 0 792 4026" draw:points="0,4026 0,4026 792,4026 396,0">
            <text:p/>
          </draw:polygon>
          <draw:polygon draw:style-name="gr7" draw:text-style-name="P8" draw:layer="layout" svg:width="0.793cm" svg:height="4.025cm" svg:x="22.267cm" svg:y="5.889cm" svg:viewBox="0 0 794 4026" draw:points="0,4026 0,4026 794,4026 398,0">
            <text:p/>
          </draw:polygon>
          <draw:polygon draw:style-name="gr7" draw:text-style-name="P8" draw:layer="layout" svg:width="0.793cm" svg:height="4.025cm" svg:x="23.061cm" svg:y="5.889cm" svg:viewBox="0 0 794 4026" draw:points="0,4026 0,4026 794,4026 398,0">
            <text:p/>
          </draw:polygon>
          <draw:polygon draw:style-name="gr7" draw:text-style-name="P8" draw:layer="layout" svg:width="0.793cm" svg:height="4.025cm" svg:x="23.855cm" svg:y="5.889cm" svg:viewBox="0 0 794 4026" draw:points="0,4026 0,4026 794,4026 398,0">
            <text:p/>
          </draw:polygon>
          <draw:polygon draw:style-name="gr8" draw:text-style-name="P9" draw:layer="layout" svg:width="3.97cm" svg:height="1.547cm" svg:x="5.765cm" svg:y="4.425cm" svg:viewBox="0 0 3971 1548" draw:points="0,1548 0,1548 3971,758 3741,0">
            <text:p/>
          </draw:polygon>
          <draw:polygon draw:style-name="gr8" draw:text-style-name="P9" draw:layer="layout" svg:width="3.365cm" svg:height="2.859cm" svg:x="5.765cm" svg:y="3.113cm" svg:viewBox="0 0 3366 2860" draw:points="0,2860 0,2860 3366,613 2863,0">
            <text:p/>
          </draw:polygon>
          <draw:polygon draw:style-name="gr8" draw:text-style-name="P9" draw:layer="layout" svg:width="2.248cm" svg:height="3.735cm" svg:x="5.765cm" svg:y="2.236cm" svg:viewBox="0 0 2249 3736" draw:points="0,3736 0,3736 2249,373 1550,0">
            <text:p/>
          </draw:polygon>
          <draw:polygon draw:style-name="gr8" draw:text-style-name="P9" draw:layer="layout" svg:width="0.788cm" svg:height="4.043cm" svg:x="5.765cm" svg:y="1.929cm" svg:viewBox="0 0 789 4044" draw:points="0,4044 0,4044 789,78 0,0">
            <text:p/>
          </draw:polygon>
          <draw:polygon draw:style-name="gr8" draw:text-style-name="P9" draw:layer="layout" svg:width="1.55cm" svg:height="3.965cm" svg:x="4.214cm" svg:y="2.006cm" svg:viewBox="0 0 1551 3966" draw:points="1551,3966 1551,3966 760,0 0,230">
            <text:p/>
          </draw:polygon>
          <draw:polygon draw:style-name="gr8" draw:text-style-name="P9" draw:layer="layout" svg:width="2.864cm" svg:height="3.363cm" svg:x="2.9cm" svg:y="2.609cm" svg:viewBox="0 0 2865 3364" draw:points="2865,3364 2865,3364 616,0 0,504">
            <text:p/>
          </draw:polygon>
          <draw:polygon draw:style-name="gr8" draw:text-style-name="P9" draw:layer="layout" svg:width="3.74cm" svg:height="2.245cm" svg:x="2.024cm" svg:y="3.726cm" svg:viewBox="0 0 3741 2246" draw:points="3741,2246 3741,2246 373,0 0,699">
            <text:p/>
          </draw:polygon>
          <draw:polygon draw:style-name="gr8" draw:text-style-name="P9" draw:layer="layout" svg:width="4.048cm" svg:height="0.789cm" svg:x="1.716cm" svg:y="5.183cm" svg:viewBox="0 0 4049 790" draw:points="4049,790 4049,790 76,0 0,790">
            <text:p/>
          </draw:polygon>
          <draw:polygon draw:style-name="gr8" draw:text-style-name="P9" draw:layer="layout" svg:width="3.972cm" svg:height="1.547cm" svg:x="1.793cm" svg:y="5.973cm" svg:viewBox="0 0 3973 1548" draw:points="3973,0 3973,0 0,790 232,1548">
            <text:p/>
          </draw:polygon>
          <draw:polygon draw:style-name="gr8" draw:text-style-name="P9" draw:layer="layout" svg:width="3.367cm" svg:height="2.859cm" svg:x="2.398cm" svg:y="5.973cm" svg:viewBox="0 0 3368 2860" draw:points="3368,0 3368,0 0,2246 503,2860">
            <text:p/>
          </draw:polygon>
          <draw:polygon draw:style-name="gr8" draw:text-style-name="P9" draw:layer="layout" svg:width="2.248cm" svg:height="3.735cm" svg:x="3.516cm" svg:y="5.973cm" svg:viewBox="0 0 2249 3736" draw:points="2249,0 2249,0 0,3364 698,3736">
            <text:p/>
          </draw:polygon>
          <draw:polygon draw:style-name="gr8" draw:text-style-name="P9" draw:layer="layout" svg:width="0.79cm" svg:height="4.044cm" svg:x="4.974cm" svg:y="5.973cm" svg:viewBox="0 0 791 4045" draw:points="791,0 791,0 0,3968 791,4045">
            <text:p/>
          </draw:polygon>
          <draw:polygon draw:style-name="gr8" draw:text-style-name="P9" draw:layer="layout" svg:width="1.549cm" svg:height="3.967cm" svg:x="5.765cm" svg:y="5.973cm" svg:viewBox="0 0 1550 3968" draw:points="0,0 0,0 789,3968 1550,3736">
            <text:p/>
          </draw:polygon>
          <draw:polygon draw:style-name="gr8" draw:text-style-name="P9" draw:layer="layout" svg:width="2.862cm" svg:height="3.363cm" svg:x="5.765cm" svg:y="5.973cm" svg:viewBox="0 0 2863 3364" draw:points="0,0 0,0 2249,3364 2863,2860">
            <text:p/>
          </draw:polygon>
          <draw:polygon draw:style-name="gr8" draw:text-style-name="P9" draw:layer="layout" svg:width="3.74cm" svg:height="2.245cm" svg:x="5.765cm" svg:y="5.973cm" svg:viewBox="0 0 3741 2246" draw:points="0,0 0,0 3366,2246 3741,1548">
            <text:p/>
          </draw:polygon>
          <draw:polygon draw:style-name="gr8" draw:text-style-name="P9" draw:layer="layout" svg:width="4.049cm" svg:height="0.789cm" svg:x="5.765cm" svg:y="5.973cm" svg:viewBox="0 0 4050 790" draw:points="0,0 0,0 3971,790 4050,0">
            <text:p/>
          </draw:polygon>
          <draw:polygon draw:style-name="gr8" draw:text-style-name="P9" draw:layer="layout" svg:width="0.793cm" svg:height="4.025cm" svg:x="12.345cm" svg:y="5.889cm" svg:viewBox="0 0 794 4026" draw:points="0,0 0,0 396,4026 794,0">
            <text:p/>
          </draw:polygon>
          <draw:polygon draw:style-name="gr8" draw:text-style-name="P9" draw:layer="layout" svg:width="0.791cm" svg:height="4.025cm" svg:x="13.139cm" svg:y="5.889cm" svg:viewBox="0 0 792 4026" draw:points="0,0 0,0 396,4026 792,0">
            <text:p/>
          </draw:polygon>
          <draw:polygon draw:style-name="gr8" draw:text-style-name="P9" draw:layer="layout" svg:width="0.793cm" svg:height="4.025cm" svg:x="13.931cm" svg:y="5.889cm" svg:viewBox="0 0 794 4026" draw:points="0,0 0,0 398,4026 794,0">
            <text:p/>
          </draw:polygon>
          <draw:polygon draw:style-name="gr8" draw:text-style-name="P9" draw:layer="layout" svg:width="0.793cm" svg:height="4.025cm" svg:x="14.725cm" svg:y="5.889cm" svg:viewBox="0 0 794 4026" draw:points="0,0 0,0 398,4026 794,0">
            <text:p/>
          </draw:polygon>
          <draw:polygon draw:style-name="gr8" draw:text-style-name="P9" draw:layer="layout" svg:width="0.793cm" svg:height="4.025cm" svg:x="15.519cm" svg:y="5.889cm" svg:viewBox="0 0 794 4026" draw:points="0,0 0,0 398,4026 794,0">
            <text:p/>
          </draw:polygon>
          <draw:polygon draw:style-name="gr8" draw:text-style-name="P9" draw:layer="layout" svg:width="0.793cm" svg:height="4.025cm" svg:x="16.313cm" svg:y="5.889cm" svg:viewBox="0 0 794 4026" draw:points="0,0 0,0 396,4026 794,0">
            <text:p/>
          </draw:polygon>
          <draw:polygon draw:style-name="gr8" draw:text-style-name="P9" draw:layer="layout" svg:width="0.793cm" svg:height="4.025cm" svg:x="17.107cm" svg:y="5.889cm" svg:viewBox="0 0 794 4026" draw:points="0,0 0,0 396,4026 794,0">
            <text:p/>
          </draw:polygon>
          <draw:polygon draw:style-name="gr8" draw:text-style-name="P9" draw:layer="layout" svg:width="0.793cm" svg:height="4.025cm" svg:x="17.901cm" svg:y="5.889cm" svg:viewBox="0 0 794 4026" draw:points="0,0 0,0 396,4026 794,0">
            <text:p/>
          </draw:polygon>
          <draw:polygon draw:style-name="gr8" draw:text-style-name="P9" draw:layer="layout" svg:width="0.793cm" svg:height="4.025cm" svg:x="18.695cm" svg:y="5.889cm" svg:viewBox="0 0 794 4026" draw:points="0,0 0,0 396,4026 794,0">
            <text:p/>
          </draw:polygon>
          <draw:polygon draw:style-name="gr8" draw:text-style-name="P9" draw:layer="layout" svg:width="0.793cm" svg:height="4.025cm" svg:x="19.489cm" svg:y="5.889cm" svg:viewBox="0 0 794 4026" draw:points="0,0 0,0 398,4026 794,0">
            <text:p/>
          </draw:polygon>
          <draw:polygon draw:style-name="gr8" draw:text-style-name="P9" draw:layer="layout" svg:width="0.793cm" svg:height="4.025cm" svg:x="20.283cm" svg:y="5.889cm" svg:viewBox="0 0 794 4026" draw:points="0,0 0,0 398,4026 794,0">
            <text:p/>
          </draw:polygon>
          <draw:polygon draw:style-name="gr8" draw:text-style-name="P9" draw:layer="layout" svg:width="0.793cm" svg:height="4.025cm" svg:x="21.077cm" svg:y="5.889cm" svg:viewBox="0 0 794 4026" draw:points="0,0 0,0 398,4026 794,0">
            <text:p/>
          </draw:polygon>
          <draw:polygon draw:style-name="gr8" draw:text-style-name="P9" draw:layer="layout" svg:width="0.793cm" svg:height="4.025cm" svg:x="21.871cm" svg:y="5.889cm" svg:viewBox="0 0 794 4026" draw:points="0,0 0,0 396,4026 794,0">
            <text:p/>
          </draw:polygon>
          <draw:polygon draw:style-name="gr8" draw:text-style-name="P9" draw:layer="layout" svg:width="0.793cm" svg:height="4.025cm" svg:x="22.665cm" svg:y="5.889cm" svg:viewBox="0 0 794 4026" draw:points="0,0 0,0 396,4026 794,0">
            <text:p/>
          </draw:polygon>
          <draw:polygon draw:style-name="gr8" draw:text-style-name="P9" draw:layer="layout" svg:width="0.793cm" svg:height="4.025cm" svg:x="23.458cm" svg:y="5.889cm" svg:viewBox="0 0 794 4026" draw:points="0,0 0,0 396,4026 794,0">
            <text:p/>
          </draw:polygon>
          <draw:polygon draw:style-name="gr8" draw:text-style-name="P9" draw:layer="layout" svg:width="0.791cm" svg:height="4.025cm" svg:x="24.252cm" svg:y="5.889cm" svg:viewBox="0 0 792 4026" draw:points="0,0 0,0 396,4026 792,0">
            <text:p/>
          </draw:polygon>
          <draw:g>
            <draw:line draw:style-name="gr14" draw:text-style-name="P5" draw:layer="layout" svg:x1="5.767cm" svg:y1="5.961cm" svg:x2="9.817cm" svg:y2="5.951cm">
              <text:p/>
            </draw:line>
            <draw:frame draw:style-name="gr15" draw:text-style-name="P14" draw:layer="layout" svg:width="1.497cm" svg:height="2.93cm" svg:x="7.463cm" svg:y="4.7cm">
              <draw:text-box>
                <text:p text:style-name="P1"><text:span text:style-name="T5">r</text:span></text:p>
              </draw:text-box>
            </draw:frame>
          </draw:g>
        </draw:g>
        <draw:g>
          <draw:custom-shape draw:style-name="gr16" draw:text-style-name="P15" draw:layer="layout" svg:width="8.637cm" svg:height="8.637cm" svg:x="1.463cm" svg:y="1.663cm">
            <text:p/>
            <draw:enhanced-geometry svg:viewBox="0 0 21600 21600" draw:type="block-arc" draw:modifiers="-179.893063554763 10565.853577908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7" draw:text-style-name="P16" draw:layer="layout" svg:x1="1.5cm" svg:y1="5.5cm" svg:x2="1.5cm" svg:y2="6cm">
            <text:p/>
          </draw:line>
          <draw:line draw:style-name="gr17" draw:text-style-name="P16" draw:layer="layout" svg:x1="10.037cm" svg:y1="5.5cm" svg:x2="10.037cm" svg:y2="6cm">
            <text:p/>
          </draw:line>
        </draw:g>
        <draw:frame draw:style-name="gr18" draw:text-style-name="P17" draw:layer="layout" svg:width="1.58cm" svg:height="1.076cm" svg:x="4.92cm" svg:y="0.878cm">
          <draw:text-box>
            <text:p text:style-name="P11"><text:span text:style-name="T6">π×</text:span><text:span text:style-name="T3">r</text:span></text:p>
          </draw:text-box>
        </draw:frame>
        <draw:frame draw:style-name="gr19" draw:text-style-name="P12" draw:layer="layout" svg:width="1.58cm" svg:height="1.076cm" svg:x="17.42cm" svg:y="10.091cm">
          <draw:text-box>
            <text:p text:style-name="P11"><text:span text:style-name="T6">π×</text:span><text:span text:style-name="T3">r</text:span></text:p>
          </draw:text-box>
        </draw:frame>
        <draw:frame draw:style-name="gr9" draw:text-style-name="P2" draw:layer="layout" svg:width="14.802cm" svg:height="3.326cm" svg:x="11.7cm" svg:y="1.74cm">
          <draw:text-box>
            <text:p text:style-name="P1"><text:span text:style-name="T1">En continuant indéfiniment, </text:span><text:span text:style-name="T1"><text:line-break/></text:span><text:span text:style-name="T1">quelles seraient les dimensions du parallélogramme ci-dessous 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1">
        <office:forms form:automatic-focus="false" form:apply-design-mode="false"/>
        <draw:frame draw:style-name="gr20" draw:text-style-name="P2" draw:layer="layout" svg:width="11.3cm" svg:height="2.301cm" svg:x="11.7cm" svg:y="1.74cm">
          <draw:text-box>
            <text:p text:style-name="P1"><text:span text:style-name="T1">L'aire du disque est donc :</text:span></text:p>
            <text:p text:style-name="P11"><text:span text:style-name="T7">A = </text:span><text:span text:style-name="T6">π×</text:span><text:span text:style-name="T3">r</text:span><text:span text:style-name="T8">×r </text:span><text:span text:style-name="T7">= π×r²</text:span></text:p>
          </draw:text-box>
        </draw:frame>
        <draw:line draw:style-name="gr11" draw:text-style-name="P10" draw:layer="layout" svg:x1="12cm" svg:y1="10.243cm" svg:x2="24.5cm" svg:y2="10.243cm">
          <text:p/>
        </draw:line>
        <draw:line draw:style-name="gr12" draw:text-style-name="P10" draw:layer="layout" svg:x1="11.619cm" svg:y1="10cm" svg:x2="11.619cm" svg:y2="5.8cm">
          <text:p/>
        </draw:line>
        <draw:frame draw:style-name="gr13" draw:text-style-name="P13" draw:layer="layout" svg:width="1.5cm" svg:height="1.276cm" svg:x="10.8cm" svg:y="7.315cm">
          <draw:text-box>
            <text:p text:style-name="P1"><text:span text:style-name="T4">r</text:span></text:p>
          </draw:text-box>
        </draw:frame>
        <draw:g>
          <draw:custom-shape draw:style-name="gr16" draw:text-style-name="P15" draw:layer="layout" svg:width="8.637cm" svg:height="8.637cm" svg:x="1.463cm" svg:y="1.663cm">
            <text:p/>
            <draw:enhanced-geometry svg:viewBox="0 0 21600 21600" draw:type="block-arc" draw:modifiers="-179.893063554763 10565.853577908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7" draw:text-style-name="P16" draw:layer="layout" svg:x1="1.5cm" svg:y1="5.5cm" svg:x2="1.5cm" svg:y2="6cm">
            <text:p/>
          </draw:line>
          <draw:line draw:style-name="gr17" draw:text-style-name="P16" draw:layer="layout" svg:x1="10.037cm" svg:y1="5.5cm" svg:x2="10.037cm" svg:y2="6cm">
            <text:p/>
          </draw:line>
        </draw:g>
        <draw:frame draw:style-name="gr18" draw:text-style-name="P17" draw:layer="layout" svg:width="1.58cm" svg:height="1.076cm" svg:x="4.92cm" svg:y="0.878cm">
          <draw:text-box>
            <text:p text:style-name="P11"><text:span text:style-name="T6">π×</text:span><text:span text:style-name="T3">r</text:span></text:p>
          </draw:text-box>
        </draw:frame>
        <draw:frame draw:style-name="gr19" draw:text-style-name="P12" draw:layer="layout" svg:width="1.58cm" svg:height="1.076cm" svg:x="17.42cm" svg:y="10.091cm">
          <draw:text-box>
            <text:p text:style-name="P11"><text:span text:style-name="T6">π×</text:span><text:span text:style-name="T3">r</text:span></text:p>
          </draw:text-box>
        </draw:frame>
        <draw:g>
          <draw:path draw:style-name="gr3" draw:text-style-name="P4" draw:layer="layout" svg:width="8.098cm" svg:height="8.088cm" svg:x="1.716cm" svg:y="1.929cm" svg:viewBox="0 0 8099 8089" svg:d="M8099 4044c0 2233-1815 4045-4050 4045-2237 0-4049-1812-4049-4045s1812-4044 4049-4044c2235 0 4050 1811 4050 4044z">
            <text:p/>
          </draw:path>
          <draw:polygon draw:style-name="gr2" draw:text-style-name="P3" draw:layer="layout" svg:width="24.999cm" svg:height="8.519cm" svg:x="1.5cm" svg:y="1.74cm" svg:viewBox="0 0 25000 8520" draw:points="0,0 0,0 25000,0 25000,8520 0,8520">
            <text:p/>
          </draw:polygon>
          <draw:polygon draw:style-name="gr7" draw:text-style-name="P8" draw:layer="layout" svg:width="4.049cm" svg:height="0.789cm" svg:x="5.765cm" svg:y="5.183cm" svg:viewBox="0 0 4050 790" draw:points="0,790 0,790 4050,790 3971,0">
            <text:p/>
          </draw:polygon>
          <draw:polygon draw:style-name="gr7" draw:text-style-name="P8" draw:layer="layout" svg:width="3.74cm" svg:height="2.245cm" svg:x="5.765cm" svg:y="3.726cm" svg:viewBox="0 0 3741 2246" draw:points="0,2246 0,2246 3741,699 3366,0">
            <text:p/>
          </draw:polygon>
          <draw:polygon draw:style-name="gr7" draw:text-style-name="P8" draw:layer="layout" svg:width="2.862cm" svg:height="3.363cm" svg:x="5.765cm" svg:y="2.609cm" svg:viewBox="0 0 2863 3364" draw:points="0,3364 0,3364 2863,504 2249,0">
            <text:p/>
          </draw:polygon>
          <draw:polygon draw:style-name="gr7" draw:text-style-name="P8" draw:layer="layout" svg:width="1.549cm" svg:height="3.965cm" svg:x="5.765cm" svg:y="2.006cm" svg:viewBox="0 0 1550 3966" draw:points="0,3966 0,3966 1550,230 789,0">
            <text:p/>
          </draw:polygon>
          <draw:polygon draw:style-name="gr7" draw:text-style-name="P8" draw:layer="layout" svg:width="0.79cm" svg:height="4.043cm" svg:x="4.974cm" svg:y="1.929cm" svg:viewBox="0 0 791 4044" draw:points="791,4044 791,4044 791,0 0,78">
            <text:p/>
          </draw:polygon>
          <draw:polygon draw:style-name="gr7" draw:text-style-name="P8" draw:layer="layout" svg:width="2.248cm" svg:height="3.735cm" svg:x="3.516cm" svg:y="2.236cm" svg:viewBox="0 0 2249 3736" draw:points="2249,3736 2249,3736 698,0 0,373">
            <text:p/>
          </draw:polygon>
          <draw:polygon draw:style-name="gr7" draw:text-style-name="P8" draw:layer="layout" svg:width="3.367cm" svg:height="2.859cm" svg:x="2.398cm" svg:y="3.113cm" svg:viewBox="0 0 3368 2860" draw:points="3368,2860 3368,2860 503,0 0,613">
            <text:p/>
          </draw:polygon>
          <draw:polygon draw:style-name="gr7" draw:text-style-name="P8" draw:layer="layout" svg:width="3.972cm" svg:height="1.547cm" svg:x="1.793cm" svg:y="4.425cm" svg:viewBox="0 0 3973 1548" draw:points="3973,1548 3973,1548 232,0 0,758">
            <text:p/>
          </draw:polygon>
          <draw:polygon draw:style-name="gr7" draw:text-style-name="P8" draw:layer="layout" svg:width="4.048cm" svg:height="0.789cm" svg:x="1.716cm" svg:y="5.973cm" svg:viewBox="0 0 4049 790" draw:points="4049,0 4049,0 0,0 76,790">
            <text:p/>
          </draw:polygon>
          <draw:polygon draw:style-name="gr7" draw:text-style-name="P8" draw:layer="layout" svg:width="3.74cm" svg:height="2.245cm" svg:x="2.024cm" svg:y="5.973cm" svg:viewBox="0 0 3741 2246" draw:points="3741,0 3741,0 0,1548 373,2246">
            <text:p/>
          </draw:polygon>
          <draw:polygon draw:style-name="gr7" draw:text-style-name="P8" draw:layer="layout" svg:width="2.864cm" svg:height="3.363cm" svg:x="2.9cm" svg:y="5.973cm" svg:viewBox="0 0 2865 3364" draw:points="2865,0 2865,0 0,2860 616,3364">
            <text:p/>
          </draw:polygon>
          <draw:polygon draw:style-name="gr7" draw:text-style-name="P8" draw:layer="layout" svg:width="1.55cm" svg:height="3.967cm" svg:x="4.214cm" svg:y="5.973cm" svg:viewBox="0 0 1551 3968" draw:points="1551,0 1551,0 0,3736 760,3968">
            <text:p/>
          </draw:polygon>
          <draw:polygon draw:style-name="gr7" draw:text-style-name="P8" draw:layer="layout" svg:width="0.788cm" svg:height="4.044cm" svg:x="5.765cm" svg:y="5.973cm" svg:viewBox="0 0 789 4045" draw:points="0,0 0,0 0,4045 789,3968">
            <text:p/>
          </draw:polygon>
          <draw:polygon draw:style-name="gr7" draw:text-style-name="P8" draw:layer="layout" svg:width="2.248cm" svg:height="3.735cm" svg:x="5.765cm" svg:y="5.973cm" svg:viewBox="0 0 2249 3736" draw:points="0,0 0,0 1550,3736 2249,3364">
            <text:p/>
          </draw:polygon>
          <draw:polygon draw:style-name="gr7" draw:text-style-name="P8" draw:layer="layout" svg:width="3.365cm" svg:height="2.859cm" svg:x="5.765cm" svg:y="5.973cm" svg:viewBox="0 0 3366 2860" draw:points="0,0 0,0 2863,2860 3366,2246">
            <text:p/>
          </draw:polygon>
          <draw:polygon draw:style-name="gr7" draw:text-style-name="P8" draw:layer="layout" svg:width="3.97cm" svg:height="1.547cm" svg:x="5.765cm" svg:y="5.973cm" svg:viewBox="0 0 3971 1548" draw:points="0,0 0,0 3741,1548 3971,790">
            <text:p/>
          </draw:polygon>
          <draw:polygon draw:style-name="gr7" draw:text-style-name="P8" draw:layer="layout" svg:width="0.793cm" svg:height="4.025cm" svg:x="11.947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2.741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3.535cm" svg:y="5.889cm" svg:viewBox="0 0 794 4026" draw:points="0,4026 0,4026 794,4026 396,0">
            <text:p/>
          </draw:polygon>
          <draw:polygon draw:style-name="gr7" draw:text-style-name="P8" draw:layer="layout" svg:width="0.793cm" svg:height="4.025cm" svg:x="14.329cm" svg:y="5.889cm" svg:viewBox="0 0 794 4026" draw:points="0,4026 0,4026 794,4026 396,0">
            <text:p/>
          </draw:polygon>
          <draw:polygon draw:style-name="gr7" draw:text-style-name="P8" draw:layer="layout" svg:width="0.793cm" svg:height="4.025cm" svg:x="15.123cm" svg:y="5.889cm" svg:viewBox="0 0 794 4026" draw:points="0,4026 0,4026 794,4026 396,0">
            <text:p/>
          </draw:polygon>
          <draw:polygon draw:style-name="gr7" draw:text-style-name="P8" draw:layer="layout" svg:width="0.791cm" svg:height="4.025cm" svg:x="15.917cm" svg:y="5.889cm" svg:viewBox="0 0 792 4026" draw:points="0,4026 0,4026 792,4026 396,0">
            <text:p/>
          </draw:polygon>
          <draw:polygon draw:style-name="gr7" draw:text-style-name="P8" draw:layer="layout" svg:width="0.793cm" svg:height="4.025cm" svg:x="16.709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7.503cm" svg:y="5.889cm" svg:viewBox="0 0 794 4026" draw:points="0,4026 0,4026 794,4026 398,0">
            <text:p/>
          </draw:polygon>
          <draw:polygon draw:style-name="gr7" draw:text-style-name="P8" draw:layer="layout" svg:width="0.793cm" svg:height="4.025cm" svg:x="18.297cm" svg:y="5.889cm" svg:viewBox="0 0 794 4026" draw:points="0,4026 0,4026 794,4026 398,0">
            <text:p/>
          </draw:polygon>
          <draw:polygon draw:style-name="gr7" draw:text-style-name="P8" draw:layer="layout" svg:width="0.794cm" svg:height="4.025cm" svg:x="19.091cm" svg:y="5.889cm" svg:viewBox="0 0 795 4026" draw:points="0,4026 0,4026 795,4026 398,0">
            <text:p/>
          </draw:polygon>
          <draw:polygon draw:style-name="gr7" draw:text-style-name="P8" draw:layer="layout" svg:width="0.793cm" svg:height="4.025cm" svg:x="19.887cm" svg:y="5.889cm" svg:viewBox="0 0 794 4026" draw:points="0,4026 0,4026 794,4026 396,0">
            <text:p/>
          </draw:polygon>
          <draw:polygon draw:style-name="gr7" draw:text-style-name="P8" draw:layer="layout" svg:width="0.793cm" svg:height="4.025cm" svg:x="20.68cm" svg:y="5.889cm" svg:viewBox="0 0 794 4026" draw:points="0,4026 0,4026 794,4026 396,0">
            <text:p/>
          </draw:polygon>
          <draw:polygon draw:style-name="gr7" draw:text-style-name="P8" draw:layer="layout" svg:width="0.791cm" svg:height="4.025cm" svg:x="21.474cm" svg:y="5.889cm" svg:viewBox="0 0 792 4026" draw:points="0,4026 0,4026 792,4026 396,0">
            <text:p/>
          </draw:polygon>
          <draw:polygon draw:style-name="gr7" draw:text-style-name="P8" draw:layer="layout" svg:width="0.793cm" svg:height="4.025cm" svg:x="22.267cm" svg:y="5.889cm" svg:viewBox="0 0 794 4026" draw:points="0,4026 0,4026 794,4026 398,0">
            <text:p/>
          </draw:polygon>
          <draw:polygon draw:style-name="gr7" draw:text-style-name="P8" draw:layer="layout" svg:width="0.793cm" svg:height="4.025cm" svg:x="23.061cm" svg:y="5.889cm" svg:viewBox="0 0 794 4026" draw:points="0,4026 0,4026 794,4026 398,0">
            <text:p/>
          </draw:polygon>
          <draw:polygon draw:style-name="gr7" draw:text-style-name="P8" draw:layer="layout" svg:width="0.793cm" svg:height="4.025cm" svg:x="23.855cm" svg:y="5.889cm" svg:viewBox="0 0 794 4026" draw:points="0,4026 0,4026 794,4026 398,0">
            <text:p/>
          </draw:polygon>
          <draw:polygon draw:style-name="gr8" draw:text-style-name="P9" draw:layer="layout" svg:width="3.97cm" svg:height="1.547cm" svg:x="5.765cm" svg:y="4.425cm" svg:viewBox="0 0 3971 1548" draw:points="0,1548 0,1548 3971,758 3741,0">
            <text:p/>
          </draw:polygon>
          <draw:polygon draw:style-name="gr8" draw:text-style-name="P9" draw:layer="layout" svg:width="3.365cm" svg:height="2.859cm" svg:x="5.765cm" svg:y="3.113cm" svg:viewBox="0 0 3366 2860" draw:points="0,2860 0,2860 3366,613 2863,0">
            <text:p/>
          </draw:polygon>
          <draw:polygon draw:style-name="gr8" draw:text-style-name="P9" draw:layer="layout" svg:width="2.248cm" svg:height="3.735cm" svg:x="5.765cm" svg:y="2.236cm" svg:viewBox="0 0 2249 3736" draw:points="0,3736 0,3736 2249,373 1550,0">
            <text:p/>
          </draw:polygon>
          <draw:polygon draw:style-name="gr8" draw:text-style-name="P9" draw:layer="layout" svg:width="0.788cm" svg:height="4.043cm" svg:x="5.765cm" svg:y="1.929cm" svg:viewBox="0 0 789 4044" draw:points="0,4044 0,4044 789,78 0,0">
            <text:p/>
          </draw:polygon>
          <draw:polygon draw:style-name="gr8" draw:text-style-name="P9" draw:layer="layout" svg:width="1.55cm" svg:height="3.965cm" svg:x="4.214cm" svg:y="2.006cm" svg:viewBox="0 0 1551 3966" draw:points="1551,3966 1551,3966 760,0 0,230">
            <text:p/>
          </draw:polygon>
          <draw:polygon draw:style-name="gr8" draw:text-style-name="P9" draw:layer="layout" svg:width="2.864cm" svg:height="3.363cm" svg:x="2.9cm" svg:y="2.609cm" svg:viewBox="0 0 2865 3364" draw:points="2865,3364 2865,3364 616,0 0,504">
            <text:p/>
          </draw:polygon>
          <draw:polygon draw:style-name="gr8" draw:text-style-name="P9" draw:layer="layout" svg:width="3.74cm" svg:height="2.245cm" svg:x="2.024cm" svg:y="3.726cm" svg:viewBox="0 0 3741 2246" draw:points="3741,2246 3741,2246 373,0 0,699">
            <text:p/>
          </draw:polygon>
          <draw:polygon draw:style-name="gr8" draw:text-style-name="P9" draw:layer="layout" svg:width="4.048cm" svg:height="0.789cm" svg:x="1.716cm" svg:y="5.183cm" svg:viewBox="0 0 4049 790" draw:points="4049,790 4049,790 76,0 0,790">
            <text:p/>
          </draw:polygon>
          <draw:polygon draw:style-name="gr8" draw:text-style-name="P9" draw:layer="layout" svg:width="3.972cm" svg:height="1.547cm" svg:x="1.793cm" svg:y="5.973cm" svg:viewBox="0 0 3973 1548" draw:points="3973,0 3973,0 0,790 232,1548">
            <text:p/>
          </draw:polygon>
          <draw:polygon draw:style-name="gr8" draw:text-style-name="P9" draw:layer="layout" svg:width="3.367cm" svg:height="2.859cm" svg:x="2.398cm" svg:y="5.973cm" svg:viewBox="0 0 3368 2860" draw:points="3368,0 3368,0 0,2246 503,2860">
            <text:p/>
          </draw:polygon>
          <draw:polygon draw:style-name="gr8" draw:text-style-name="P9" draw:layer="layout" svg:width="2.248cm" svg:height="3.735cm" svg:x="3.516cm" svg:y="5.973cm" svg:viewBox="0 0 2249 3736" draw:points="2249,0 2249,0 0,3364 698,3736">
            <text:p/>
          </draw:polygon>
          <draw:polygon draw:style-name="gr8" draw:text-style-name="P9" draw:layer="layout" svg:width="0.79cm" svg:height="4.044cm" svg:x="4.974cm" svg:y="5.973cm" svg:viewBox="0 0 791 4045" draw:points="791,0 791,0 0,3968 791,4045">
            <text:p/>
          </draw:polygon>
          <draw:polygon draw:style-name="gr8" draw:text-style-name="P9" draw:layer="layout" svg:width="1.549cm" svg:height="3.967cm" svg:x="5.765cm" svg:y="5.973cm" svg:viewBox="0 0 1550 3968" draw:points="0,0 0,0 789,3968 1550,3736">
            <text:p/>
          </draw:polygon>
          <draw:polygon draw:style-name="gr8" draw:text-style-name="P9" draw:layer="layout" svg:width="2.862cm" svg:height="3.363cm" svg:x="5.765cm" svg:y="5.973cm" svg:viewBox="0 0 2863 3364" draw:points="0,0 0,0 2249,3364 2863,2860">
            <text:p/>
          </draw:polygon>
          <draw:polygon draw:style-name="gr8" draw:text-style-name="P9" draw:layer="layout" svg:width="3.74cm" svg:height="2.245cm" svg:x="5.765cm" svg:y="5.973cm" svg:viewBox="0 0 3741 2246" draw:points="0,0 0,0 3366,2246 3741,1548">
            <text:p/>
          </draw:polygon>
          <draw:polygon draw:style-name="gr8" draw:text-style-name="P9" draw:layer="layout" svg:width="4.049cm" svg:height="0.789cm" svg:x="5.765cm" svg:y="5.973cm" svg:viewBox="0 0 4050 790" draw:points="0,0 0,0 3971,790 4050,0">
            <text:p/>
          </draw:polygon>
          <draw:polygon draw:style-name="gr8" draw:text-style-name="P9" draw:layer="layout" svg:width="0.793cm" svg:height="4.025cm" svg:x="12.345cm" svg:y="5.889cm" svg:viewBox="0 0 794 4026" draw:points="0,0 0,0 396,4026 794,0">
            <text:p/>
          </draw:polygon>
          <draw:polygon draw:style-name="gr8" draw:text-style-name="P9" draw:layer="layout" svg:width="0.791cm" svg:height="4.025cm" svg:x="13.139cm" svg:y="5.889cm" svg:viewBox="0 0 792 4026" draw:points="0,0 0,0 396,4026 792,0">
            <text:p/>
          </draw:polygon>
          <draw:polygon draw:style-name="gr8" draw:text-style-name="P9" draw:layer="layout" svg:width="0.793cm" svg:height="4.025cm" svg:x="13.931cm" svg:y="5.889cm" svg:viewBox="0 0 794 4026" draw:points="0,0 0,0 398,4026 794,0">
            <text:p/>
          </draw:polygon>
          <draw:polygon draw:style-name="gr8" draw:text-style-name="P9" draw:layer="layout" svg:width="0.793cm" svg:height="4.025cm" svg:x="14.725cm" svg:y="5.889cm" svg:viewBox="0 0 794 4026" draw:points="0,0 0,0 398,4026 794,0">
            <text:p/>
          </draw:polygon>
          <draw:polygon draw:style-name="gr8" draw:text-style-name="P9" draw:layer="layout" svg:width="0.793cm" svg:height="4.025cm" svg:x="15.519cm" svg:y="5.889cm" svg:viewBox="0 0 794 4026" draw:points="0,0 0,0 398,4026 794,0">
            <text:p/>
          </draw:polygon>
          <draw:polygon draw:style-name="gr8" draw:text-style-name="P9" draw:layer="layout" svg:width="0.793cm" svg:height="4.025cm" svg:x="16.313cm" svg:y="5.889cm" svg:viewBox="0 0 794 4026" draw:points="0,0 0,0 396,4026 794,0">
            <text:p/>
          </draw:polygon>
          <draw:polygon draw:style-name="gr8" draw:text-style-name="P9" draw:layer="layout" svg:width="0.793cm" svg:height="4.025cm" svg:x="17.107cm" svg:y="5.889cm" svg:viewBox="0 0 794 4026" draw:points="0,0 0,0 396,4026 794,0">
            <text:p/>
          </draw:polygon>
          <draw:polygon draw:style-name="gr8" draw:text-style-name="P9" draw:layer="layout" svg:width="0.793cm" svg:height="4.025cm" svg:x="17.901cm" svg:y="5.889cm" svg:viewBox="0 0 794 4026" draw:points="0,0 0,0 396,4026 794,0">
            <text:p/>
          </draw:polygon>
          <draw:polygon draw:style-name="gr8" draw:text-style-name="P9" draw:layer="layout" svg:width="0.793cm" svg:height="4.025cm" svg:x="18.695cm" svg:y="5.889cm" svg:viewBox="0 0 794 4026" draw:points="0,0 0,0 396,4026 794,0">
            <text:p/>
          </draw:polygon>
          <draw:polygon draw:style-name="gr8" draw:text-style-name="P9" draw:layer="layout" svg:width="0.793cm" svg:height="4.025cm" svg:x="19.489cm" svg:y="5.889cm" svg:viewBox="0 0 794 4026" draw:points="0,0 0,0 398,4026 794,0">
            <text:p/>
          </draw:polygon>
          <draw:polygon draw:style-name="gr8" draw:text-style-name="P9" draw:layer="layout" svg:width="0.793cm" svg:height="4.025cm" svg:x="20.283cm" svg:y="5.889cm" svg:viewBox="0 0 794 4026" draw:points="0,0 0,0 398,4026 794,0">
            <text:p/>
          </draw:polygon>
          <draw:polygon draw:style-name="gr8" draw:text-style-name="P9" draw:layer="layout" svg:width="0.793cm" svg:height="4.025cm" svg:x="21.077cm" svg:y="5.889cm" svg:viewBox="0 0 794 4026" draw:points="0,0 0,0 398,4026 794,0">
            <text:p/>
          </draw:polygon>
          <draw:polygon draw:style-name="gr8" draw:text-style-name="P9" draw:layer="layout" svg:width="0.793cm" svg:height="4.025cm" svg:x="21.871cm" svg:y="5.889cm" svg:viewBox="0 0 794 4026" draw:points="0,0 0,0 396,4026 794,0">
            <text:p/>
          </draw:polygon>
          <draw:polygon draw:style-name="gr8" draw:text-style-name="P9" draw:layer="layout" svg:width="0.793cm" svg:height="4.025cm" svg:x="22.665cm" svg:y="5.889cm" svg:viewBox="0 0 794 4026" draw:points="0,0 0,0 396,4026 794,0">
            <text:p/>
          </draw:polygon>
          <draw:polygon draw:style-name="gr8" draw:text-style-name="P9" draw:layer="layout" svg:width="0.793cm" svg:height="4.025cm" svg:x="23.458cm" svg:y="5.889cm" svg:viewBox="0 0 794 4026" draw:points="0,0 0,0 396,4026 794,0">
            <text:p/>
          </draw:polygon>
          <draw:polygon draw:style-name="gr8" draw:text-style-name="P9" draw:layer="layout" svg:width="0.791cm" svg:height="4.025cm" svg:x="24.252cm" svg:y="5.889cm" svg:viewBox="0 0 792 4026" draw:points="0,0 0,0 396,4026 792,0">
            <text:p/>
          </draw:polygon>
          <draw:g>
            <draw:line draw:style-name="gr14" draw:text-style-name="P5" draw:layer="layout" svg:x1="5.767cm" svg:y1="5.961cm" svg:x2="9.817cm" svg:y2="5.951cm">
              <text:p/>
            </draw:line>
            <draw:frame draw:style-name="gr15" draw:text-style-name="P14" draw:layer="layout" svg:width="1.497cm" svg:height="2.93cm" svg:x="7.463cm" svg:y="4.7cm">
              <draw:text-box>
                <text:p text:style-name="P1"><text:span text:style-name="T5">r</text:span></text:p>
              </draw:text-box>
            </draw:frame>
          </draw:g>
        </draw:g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Cercle" draw:style="radial" draw:cx="50%" draw:cy="50%" draw:start-color="#1070c0" draw:end-color="#99ccff" draw:start-intensity="100%" draw:end-intensity="100%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dfaec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2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dfae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2.544cm" svg:x="2.97cm" svg:y="4.975cm"/>
      <draw:page-thumbnail draw:layer="backgroundobjects" svg:width="5.939cm" svg:height="2.544cm" svg:x="11.88cm" svg:y="4.975cm"/>
      <draw:page-thumbnail draw:layer="backgroundobjects" svg:width="5.939cm" svg:height="2.544cm" svg:x="20.79cm" svg:y="4.975cm"/>
      <draw:page-thumbnail draw:layer="backgroundobjects" svg:width="5.939cm" svg:height="2.544cm" svg:x="2.97cm" svg:y="13.48cm"/>
      <draw:page-thumbnail draw:layer="backgroundobjects" svg:width="5.939cm" svg:height="2.544cm" svg:x="11.88cm" svg:y="13.48cm"/>
      <draw:page-thumbnail draw:layer="backgroundobjects" svg:width="5.939cm" svg:height="2.544cm" svg:x="20.79cm" svg:y="13.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003cm" svg:x="1.4cm" svg:y="0.478cm" presentation:class="title" presentation:placeholder="true">
        <draw:text-box/>
      </draw:frame>
      <draw:frame presentation:style-name="Standard-outline1" draw:layer="backgroundobjects" svg:width="25.199cm" svg:height="7.76cm" svg:x="1.4cm" svg:y="2.808cm" presentation:class="outline" presentation:placeholder="true">
        <draw:text-box/>
      </draw:frame>
      <draw:frame presentation:style-name="Mpr1" draw:text-style-name="MP2" draw:layer="backgroundobjects" svg:width="6.523cm" svg:height="0.827cm" svg:x="1.4cm" svg:y="10.9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27cm" svg:x="9.576cm" svg:y="10.9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827cm" svg:x="20.076cm" svg:y="10.93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initial-creator>Thibaud et Véronique FONTANET</meta:initial-creator>
    <meta:creation-date>2008-08-07T17:13:50</meta:creation-date>
    <dc:date>2021-07-03T10:25:54.613431710</dc:date>
    <dc:language>fr-FR</dc:language>
    <meta:editing-cycles>44</meta:editing-cycles>
    <meta:editing-duration>PT10H15M30S</meta:editing-duration>
    <meta:document-statistic meta:object-count="566"/>
    <meta:user-defined meta:name="Info 1"/>
    <meta:user-defined meta:name="Info 2"/>
    <meta:user-defined meta:name="Info 3"/>
    <meta:user-defined meta:name="Info 4"/>
  </office:meta>
</office:document-meta>
</file>